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style:tab-stops>
          <style:tab-stop style:position="0.5909in"/>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style:font-name-asian="Courier1" style:font-size-asian="12pt" style:font-name-complex="Courier1" style:font-size-complex="12pt"/>
    </style:style>
    <style:style style:name="P32" style:family="paragraph" style:parent-style-name="Standard">
      <style:text-properties fo:color="#000000" style:font-name="Helv" fo:font-size="10pt" style:font-name-asian="Helv" style:font-size-asian="10pt" style:font-name-complex="Helv" style:font-size-complex="10pt"/>
    </style:style>
    <style:style style:name="P33" style:family="paragraph" style:parent-style-name="Standard">
      <style:text-properties style:language-asian="zh" style:country-asian="CN"/>
    </style:style>
    <style:style style:name="P34" style:family="paragraph" style:parent-style-name="Standard">
      <style:paragraph-properties>
        <style:tab-stops>
          <style:tab-stop style:position="0.3937in"/>
        </style:tab-stops>
      </style:paragraph-properties>
    </style:style>
    <style:style style:name="P35" style:family="paragraph" style:parent-style-name="Standard">
      <style:text-properties style:use-window-font-color="true" style:font-name="Times New Roman" fo:language="en" fo:country="US" style:font-name-asian="Cambria" style:language-complex="ar" style:country-complex="SA"/>
    </style:style>
    <style:style style:name="P36" style:family="paragraph" style:parent-style-name="Standard">
      <style:text-properties style:use-window-font-color="true" style:font-name="Courier New" fo:language="en" fo:country="US" style:font-name-asian="宋体1" style:font-name-complex="Calibri" style:language-complex="en" style:country-complex="US"/>
    </style:style>
    <style:style style:name="P37" style:family="paragraph" style:parent-style-name="Standard">
      <style:text-properties fo:font-size="10pt"/>
    </style:style>
    <style:style style:name="P38" style:family="paragraph" style:parent-style-name="Standard">
      <style:text-properties style:font-name="Times New Roman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3" style:family="paragraph" style:parent-style-name="Standard" style:master-page-name="">
      <style:paragraph-properties style:page-number="auto"/>
      <style:text-properties style:font-name="Times New Roman" style:font-name-complex="Times New Roman"/>
    </style:style>
    <style:style style:name="P44" style:family="paragraph" style:parent-style-name="Code">
      <style:paragraph-properties fo:margin-left="0in" fo:margin-right="0in" fo:text-indent="0in" style:auto-text-indent="false"/>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9"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0" style:family="paragraph" style:parent-style-name="List_20_Continue">
      <style:paragraph-properties fo:margin-left="0in" fo:margin-right="0in" fo:text-indent="0in" style:auto-text-indent="false"/>
    </style:style>
    <style:style style:name="P51"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2"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3"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4"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5"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6"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60" style:family="paragraph" style:parent-style-name="Standard">
      <style:paragraph-properties fo:margin-left="0in" fo:margin-right="0in" fo:text-indent="0in" style:auto-text-indent="false"/>
    </style:style>
    <style:style style:name="P6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2" style:family="paragraph" style:parent-style-name="List_20_Paragraph">
      <style:paragraph-properties fo:margin-left="0.5417in" fo:margin-right="0in" fo:text-indent="0in" style:auto-text-indent="false"/>
      <style:text-properties style:font-name="Courier New" style:font-name-complex="Times New Roman"/>
    </style:style>
    <style:style style:name="P63" style:family="paragraph" style:parent-style-name="Standard">
      <style:paragraph-properties fo:margin-left="0.5417in" fo:margin-right="0in" fo:text-indent="0in" style:auto-text-indent="false"/>
      <style:text-properties style:font-name="Courier New" style:font-name-complex="Times New Roman"/>
    </style:style>
    <style:style style:name="P64" style:family="paragraph" style:parent-style-name="Code">
      <style:text-properties style:font-name="Times New Roman" style:language-asian="zh" style:country-asian="CN" style:font-name-complex="Times New Roman"/>
    </style:style>
    <style:style style:name="P65" style:family="paragraph" style:parent-style-name="Code">
      <style:text-properties style:font-name="Times New Roman" style:font-name-asian="Courier New"/>
    </style:style>
    <style:style style:name="P66" style:family="paragraph" style:parent-style-name="Code">
      <style:paragraph-properties style:text-autospace="none">
        <style:tab-stops>
          <style:tab-stop style:position="0.4925in"/>
        </style:tab-stops>
      </style:paragraph-properties>
      <style:text-properties style:font-name="Times New Roman" style:font-name-asian="Times New Roman" style:language-asian="zh" style:country-asian="CN" style:font-name-complex="Helv1"/>
    </style:style>
    <style:style style:name="P67" style:family="paragraph" style:parent-style-name="Code">
      <style:text-properties style:font-name="Courier New"/>
    </style:style>
    <style:style style:name="P68" style:family="paragraph" style:parent-style-name="Code">
      <style:text-properties style:font-name="Courier New" style:font-name-complex="Times New Roman"/>
    </style:style>
    <style:style style:name="P69" style:family="paragraph" style:parent-style-name="Code">
      <style:paragraph-properties>
        <style:tab-stops>
          <style:tab-stop style:position="0.4925in"/>
        </style:tab-stops>
      </style:paragraph-properties>
    </style:style>
    <style:style style:name="P70" style:family="paragraph" style:parent-style-name="Code">
      <style:text-properties style:language-asian="zh" style:country-asian="CN"/>
    </style:style>
    <style:style style:name="P71" style:family="paragraph" style:parent-style-name="Code">
      <style:text-properties style:font-name-asian="Courier New"/>
    </style:style>
    <style:style style:name="P72" style:family="paragraph" style:parent-style-name="Standard">
      <style:paragraph-properties fo:background-color="transparent">
        <style:background-image/>
      </style:paragraph-properties>
      <style:text-properties style:font-name="Times New Roman" style:font-name-complex="Times New Roman"/>
    </style:style>
    <style:style style:name="P73"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4"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1"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5"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8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9" style:family="paragraph" style:parent-style-name="Code">
      <style:paragraph-properties fo:background-color="transparent">
        <style:background-image/>
      </style:paragraph-properties>
      <style:text-properties style:font-name="Times New Roman" style:font-name-complex="Times New Roman"/>
    </style:style>
    <style:style style:name="P90" style:family="paragraph" style:parent-style-name="Default_20_Text">
      <style:text-properties style:font-name="Times New Roman" style:font-name-complex="Times New Roman"/>
    </style:style>
    <style:style style:name="P9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2" style:family="paragraph" style:parent-style-name="Standard">
      <style:paragraph-properties fo:margin-left="0.3335in" fo:margin-right="0in" fo:text-indent="0in" style:auto-text-indent="false"/>
      <style:text-properties style:font-name="Times New Roman" style:font-name-complex="Times New Roman"/>
    </style:style>
    <style:style style:name="P93"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94" style:family="paragraph" style:parent-style-name="Standard">
      <style:paragraph-properties fo:margin-left="-0.0102in" fo:margin-right="0in" fo:text-indent="0in" style:auto-text-indent="false"/>
      <style:text-properties style:font-name="Times New Roman" style:font-name-asian="Times New Roman"/>
    </style:style>
    <style:style style:name="P95" style:family="paragraph" style:parent-style-name="Code">
      <style:paragraph-properties fo:margin-left="0.2201in" fo:margin-right="0in" fo:text-indent="-0.2201in" style:auto-text-indent="false"/>
      <style:text-properties style:language-asian="zh" style:country-asian="CN"/>
    </style:style>
    <style:style style:name="P96" style:family="paragraph" style:parent-style-name="code">
      <style:text-properties fo:color="#000000" style:font-name="Helv" fo:font-size="10pt" style:font-name-asian="Helv" style:font-size-asian="10pt" style:font-name-complex="Helv" style:font-size-complex="10pt"/>
    </style:style>
    <style:style style:name="P97"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8"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9"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0"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1"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2" style:family="paragraph" style:parent-style-name="Heading_20_1" style:list-style-name="L1"/>
    <style:style style:name="P103" style:family="paragraph" style:parent-style-name="Heading_20_1" style:list-style-name="L1"/>
    <style:style style:name="P104" style:family="paragraph" style:parent-style-name="Heading_20_1" style:list-style-name="L1"/>
    <style:style style:name="P105" style:family="paragraph" style:parent-style-name="Heading_20_1" style:list-style-name="L1"/>
    <style:style style:name="P106" style:family="paragraph" style:parent-style-name="Heading_20_1" style:list-style-name="L1">
      <style:paragraph-properties>
        <style:tab-stops>
          <style:tab-stop style:position="0.2953in"/>
        </style:tab-stops>
      </style:paragraph-properties>
      <style:text-properties style:font-name-complex="Times New Roman"/>
    </style:style>
    <style:style style:name="P107" style:family="paragraph" style:parent-style-name="Heading_20_1" style:list-style-name="L1"/>
    <style:style style:name="P108" style:family="paragraph" style:parent-style-name="Heading_20_1" style:list-style-name="L1">
      <style:text-properties style:font-name="Times New Roman"/>
    </style:style>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text-properties style:font-name-complex="Times New Roman"/>
    </style:style>
    <style:style style:name="P11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2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Text_20_body" style:list-style-name="L3"/>
    <style:style style:name="P124" style:family="paragraph" style:parent-style-name="Text_20_body" style:list-style-name="L3"/>
    <style:style style:name="P125" style:family="paragraph" style:parent-style-name="Text_20_body" style:list-style-name="L3"/>
    <style:style style:name="P126" style:family="paragraph" style:parent-style-name="Text_20_body" style:list-style-name="L3"/>
    <style:style style:name="P127" style:family="paragraph" style:parent-style-name="Text_20_body" style:list-style-name="L3"/>
    <style:style style:name="P128" style:family="paragraph" style:parent-style-name="Text_20_body" style:list-style-name="L3"/>
    <style:style style:name="P129" style:family="paragraph" style:parent-style-name="Text_20_body" style:list-style-name="L3"/>
    <style:style style:name="P130" style:family="paragraph" style:parent-style-name="Text_20_body" style:list-style-name="L3"/>
    <style:style style:name="P131" style:family="paragraph" style:parent-style-name="Text_20_body" style:list-style-name="L3"/>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text-properties style:font-name="Times New Roman" style:font-name-complex="Times New Roman"/>
    </style:style>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5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5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6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173"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74" style:family="paragraph" style:parent-style-name="Standard">
      <style:text-properties style:use-window-font-color="true" style:font-name="Courier New" fo:language="en" fo:country="US" style:font-name-asian="宋体1" style:font-name-complex="Calibri" style:language-complex="en" style:country-complex="US"/>
    </style:style>
    <style:style style:name="P17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7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7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7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7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85" style:family="paragraph" style:parent-style-name="Standard">
      <style:paragraph-properties fo:margin-left="0in" fo:margin-right="0in" fo:margin-top="0in" fo:margin-bottom="0in" fo:line-height="100%" fo:text-indent="0in" style:auto-text-indent="false" style:text-autospace="none" style:writing-mode="lr-tb"/>
    </style:style>
    <style:style style:name="P186" style:family="paragraph" style:parent-style-name="Contents_20_1">
      <style:paragraph-properties>
        <style:tab-stops>
          <style:tab-stop style:position="6in" style:type="right" style:leader-style="dotted" style:leader-text="."/>
        </style:tab-stops>
      </style:paragraph-properties>
    </style:style>
    <style:style style:name="P187" style:family="paragraph" style:parent-style-name="Contents_20_2">
      <style:paragraph-properties>
        <style:tab-stops>
          <style:tab-stop style:position="5.8335in" style:type="right" style:leader-style="dotted" style:leader-text="."/>
        </style:tab-stops>
      </style:paragraph-properties>
    </style:style>
    <style:style style:name="P18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89" style:family="paragraph" style:parent-style-name="Heading_20_4" style:list-style-name="L1"/>
    <style:style style:name="P190" style:family="paragraph" style:parent-style-name="Heading_20_4" style:list-style-name="L1"/>
    <style:style style:name="P191" style:family="paragraph" style:parent-style-name="Heading_20_4" style:list-style-name="L1"/>
    <style:style style:name="P192" style:family="paragraph" style:parent-style-name="Heading_20_4" style:list-style-name="L1"/>
    <style:style style:name="P193" style:family="paragraph" style:parent-style-name="Heading_20_4" style:list-style-name="L1">
      <style:text-properties style:font-name="Times New Roman" fo:font-style="italic" style:font-style-asian="italic" style:font-name-complex="Times New Roman" style:font-style-complex="italic"/>
    </style:style>
    <style:style style:name="P194" style:family="paragraph" style:parent-style-name="Heading_20_4" style:list-style-name="L1"/>
    <style:style style:name="P195" style:family="paragraph" style:parent-style-name="Heading_20_4" style:list-style-name="L1"/>
    <style:style style:name="P196" style:family="paragraph" style:parent-style-name="Heading_20_4" style:list-style-name="L1"/>
    <style:style style:name="P197" style:family="paragraph" style:parent-style-name="Heading_20_4" style:list-style-name="L1"/>
    <style:style style:name="P198" style:family="paragraph" style:parent-style-name="Heading_20_4" style:list-style-name="L1"/>
    <style:style style:name="P199" style:family="paragraph" style:parent-style-name="Heading_20_4" style:list-style-name="L1"/>
    <style:style style:name="P200" style:family="paragraph" style:parent-style-name="Heading_20_4" style:list-style-name="L1"/>
    <style:style style:name="P201" style:family="paragraph" style:parent-style-name="Heading_20_4" style:list-style-name="L1"/>
    <style:style style:name="P202" style:family="paragraph" style:parent-style-name="Heading_20_4" style:list-style-name="L1"/>
    <style:style style:name="P203" style:family="paragraph" style:parent-style-name="Heading_20_4" style:list-style-name="L1"/>
    <style:style style:name="P204" style:family="paragraph" style:parent-style-name="Heading_20_4" style:list-style-name="L1"/>
    <style:style style:name="P205" style:family="paragraph" style:parent-style-name="Heading_20_4" style:list-style-name="L1"/>
    <style:style style:name="P206" style:family="paragraph" style:parent-style-name="Heading_20_4" style:list-style-name="L1"/>
    <style:style style:name="P207" style:family="paragraph" style:parent-style-name="Heading_20_4" style:list-style-name="L1"/>
    <style:style style:name="P20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0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21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1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12"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13" style:family="paragraph" style:parent-style-name="Contents_20_3">
      <style:paragraph-properties>
        <style:tab-stops>
          <style:tab-stop style:position="5.6665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0" style:family="text">
      <style:text-properties style:use-window-font-color="true" fo:language="en" fo:country="US" style:font-name-asian="宋体1" style:language-complex="en" style:country-complex="US"/>
    </style:style>
    <style:style style:name="T21" style:family="text">
      <style:text-properties style:use-window-font-color="true" fo:language="en" fo:country="US" style:font-name-asian="宋体1" style:font-name-complex="Calibri" style:language-complex="en" style:country-complex="US"/>
    </style:style>
    <style:style style:name="T22"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3" style:family="text">
      <style:text-properties style:use-window-font-color="true" fo:language="en" fo:country="US" style:font-name-asian="Cambria" style:language-complex="ar" style:country-complex="SA"/>
    </style:style>
    <style:style style:name="T24" style:family="text">
      <style:text-properties style:use-window-font-color="true" fo:font-size="10pt" fo:language="en" fo:country="US" style:font-name-asian="Cambria" style:font-size-asian="10pt" style:font-size-complex="10pt" style:language-complex="ar" style:country-complex="SA"/>
    </style:style>
    <style:style style:name="T25" style:family="text">
      <style:text-properties fo:font-weight="bold" style:font-weight-asian="bold"/>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name-complex="Helv1" style:font-style-complex="italic"/>
    </style:style>
    <style:style style:name="T30" style:family="text">
      <style:text-properties fo:font-style="italic" fo:font-weight="bold" style:font-style-asian="italic" style:font-weight-asian="bold" style:font-style-complex="italic"/>
    </style:style>
    <style:style style:name="T31" style:family="text">
      <style:text-properties fo:font-style="italic" fo:font-weight="bold" style:font-style-asian="italic" style:font-weight-asian="bold" style:font-name-complex="Helv1" style:font-style-complex="italic"/>
    </style:style>
    <style:style style:name="T32" style:family="text">
      <style:text-properties fo:font-style="italic" style:language-asian="zh" style:country-asian="CN" style:font-style-asian="italic" style:font-style-complex="italic"/>
    </style:style>
    <style:style style:name="T33" style:family="text">
      <style:text-properties fo:color="#ff0000"/>
    </style:style>
    <style:style style:name="T34" style:family="text">
      <style:text-properties fo:color="#000000" fo:font-style="italic" fo:font-weight="bold" style:font-style-asian="italic" style:font-weight-asian="bold" style:font-style-complex="italic" style:font-weight-complex="bold"/>
    </style:style>
    <style:style style:name="T35" style:family="text">
      <style:text-properties fo:color="#000000" style:font-name="Times New Roman" style:font-name-asian="Times New Roman" style:font-name-complex="Helv1"/>
    </style:style>
    <style:style style:name="T36" style:family="text">
      <style:text-properties fo:color="#000000" style:font-name="Times New Roman" fo:font-weight="bold" style:font-name-asian="Times New Roman" style:font-weight-asian="bold" style:font-name-complex="Helv1" style:font-weight-complex="bold"/>
    </style:style>
    <style:style style:name="T37" style:family="text">
      <style:text-properties fo:color="#000000" style:font-name="Times New Roman" fo:font-style="normal" style:font-name-asian="Times New Roman" style:font-style-asian="normal" style:font-name-complex="Helv1" style:font-style-complex="normal"/>
    </style:style>
    <style:style style:name="T38"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9" style:family="text">
      <style:text-properties fo:color="#000000" style:font-name="Times New Roman" fo:font-style="italic" style:font-name-asian="Times New Roman" style:font-style-asian="italic" style:font-name-complex="Helv1" style:font-style-complex="italic"/>
    </style:style>
    <style:style style:name="T40" style:family="text">
      <style:text-properties fo:color="#000000" style:font-name="Times New Roman" fo:font-size="14pt" style:font-size-asian="14pt" style:font-size-complex="14pt"/>
    </style:style>
    <style:style style:name="T41" style:family="text">
      <style:text-properties fo:color="#000000" fo:font-size="12pt" style:font-name-asian="Courier1" style:font-size-asian="12pt" style:font-name-complex="Courier1" style:font-size-complex="12pt"/>
    </style:style>
    <style:style style:name="T42" style:family="text">
      <style:text-properties fo:color="#000000" style:font-name="Helv" fo:font-size="10pt" style:font-name-asian="Helv" style:font-size-asian="10pt" style:font-name-complex="Helv" style:font-size-complex="10pt"/>
    </style:style>
    <style:style style:name="T43" style:family="text">
      <style:text-properties fo:color="#000000" style:font-name="Helv" fo:font-size="10pt" fo:font-weight="bold" style:font-name-asian="Helv" style:font-size-asian="10pt" style:font-name-complex="Helv" style:font-size-complex="10pt"/>
    </style:style>
    <style:style style:name="T44" style:family="text">
      <style:text-properties fo:color="#000000" style:font-name="Helv" fo:font-size="10pt" style:font-name-asian="Helv" style:font-size-asian="10pt" style:font-name-complex="Helv" style:font-size-complex="10pt"/>
    </style:style>
    <style:style style:name="T45"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46" style:family="text">
      <style:text-properties fo:font-weight="normal" style:font-weight-asian="normal" style:font-weight-complex="normal"/>
    </style:style>
    <style:style style:name="T47" style:family="text">
      <style:text-properties style:font-name="TimesNewRomanPSMT" fo:font-size="12pt" style:font-name-asian="TimesNewRomanPSMT" style:font-size-asian="12pt" style:font-name-complex="TimesNewRomanPSMT" style:font-size-complex="12pt"/>
    </style:style>
    <style:style style:name="T48"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style:font-name="Courier New" fo:font-size="10pt" style:font-size-asian="10pt" style:font-size-complex="10pt"/>
    </style:style>
    <style:style style:name="T50" style:family="text">
      <style:text-properties style:font-name="Courier New" fo:font-size="10pt" style:font-size-asian="10pt" style:language-asian="zh" style:country-asian="CN" style:font-name-complex="Times New Roman" style:font-size-complex="10pt"/>
    </style:style>
    <style:style style:name="T51" style:family="text">
      <style:text-properties fo:font-style="normal"/>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text:p text:style-name="P10"/>
      <text:p text:style-name="P10">xCAT 2 Cookbook for Linux on IBM System P </text:p>
      <text:p text:style-name="P2"/>
      <text:p text:style-name="P3"/>
      <text:p text:style-name="P1"/>
      <text:p text:style-name="P1"><text:span text:style-name="T46"><text:date style:data-style-name="N116" text:date-value="2010-08-27T14:26:30.19">2010／8／27</text:date></text:span><text:span text:style-name="T46">, </text:span><text:span text:style-name="T46"><text:time style:data-style-name="N41" text:time-value="2010-08-27T14:26:30.19">14:26:30</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86"><text:a xlink:type="simple" xlink:href="#1.Introduction |outline">1. Introduction <text:tab/>4</text:a></text:p>
          <text:p text:style-name="P186"><text:a xlink:type="simple" xlink:href="#2.Install xCAT 2 on the Management node|outline">2. Install xCAT 2 on the Management node<text:tab/>5</text:a></text:p>
          <text:p text:style-name="P186"><text:a xlink:type="simple" xlink:href="#3.Setup the management node |outline">3. Setup the management node <text:tab/>5</text:a></text:p>
          <text:p text:style-name="P187"><text:a xlink:type="simple" xlink:href="#3.1.[Power 5] Workaround the atftpd issue|outline">3.1. [Power 5] Workaround the atftpd issue<text:tab/>5</text:a></text:p>
          <text:p text:style-name="P213"><text:a xlink:type="simple" xlink:href="#3.1.1.Remove atftp|outline">3.1.1. Remove atftp<text:tab/>5</text:a></text:p>
          <text:p text:style-name="P213"><text:a xlink:type="simple" xlink:href="#3.1.2.Install the tftp server needed by xCAT, and restart it|outline">3.1.2. Install the tftp server needed by xCAT, and restart it<text:tab/>5</text:a></text:p>
          <text:p text:style-name="P213"><text:a xlink:type="simple" xlink:href="#3.1.3.Restart the tftp server|outline">3.1.3. Restart the tftp server<text:tab/>6</text:a></text:p>
          <text:p text:style-name="P187"><text:a xlink:type="simple" xlink:href="#3.2.Setup  common attributes for xCAT in the database|outline">3.2. Setup <text:s/>common attributes for xCAT in the database<text:tab/>6</text:a></text:p>
          <text:p text:style-name="P213"><text:a xlink:type="simple" xlink:href="#3.2.1.Add the default account for system|outline">3.2.1. Add the default account for system<text:tab/>6</text:a></text:p>
          <text:p text:style-name="P213"><text:a xlink:type="simple" xlink:href="#3.2.2.Add the default account for hmc|outline">3.2.2. Add the default account for hmc<text:tab/>6</text:a></text:p>
          <text:p text:style-name="P187"><text:a xlink:type="simple" xlink:href="#3.3.Define the compute nodes|outline">3.3. Define the compute nodes<text:tab/>6</text:a></text:p>
          <text:p text:style-name="P213"><text:a xlink:type="simple" xlink:href="#3.3.1.Gather Node information using the rscan command|outline">3.3.1. Gather Node information using the rscan command<text:tab/>6</text:a></text:p>
          <text:p text:style-name="P188"><text:a xlink:type="simple" xlink:href="#3.3.1.1.Define HMC as an xCAT node|outline">3.3.1.1. Define HMC as an xCAT node<text:tab/>6</text:a></text:p>
          <text:p text:style-name="P188"><text:a xlink:type="simple" xlink:href="#3.3.1.2.Discover the LPARs managed by HMC|outline">3.3.1.2. Discover the LPARs managed by HMC<text:tab/>7</text:a></text:p>
          <text:p text:style-name="P188"><text:a xlink:type="simple" xlink:href="#3.3.1.3.Define xCAT node using the stanza file|outline">3.3.1.3. Define xCAT node using the stanza file<text:tab/>8</text:a></text:p>
          <text:p text:style-name="P188"><text:a xlink:type="simple" xlink:href="#3.3.1.4.Define xCAT groups |outline">3.3.1.4. Define xCAT groups <text:tab/>8</text:a></text:p>
          <text:p text:style-name="P213"><text:a xlink:type="simple" xlink:href="#3.3.2.Update the attributes of the node|outline">3.3.2. Update the attributes of the node<text:tab/>9</text:a></text:p>
          <text:p text:style-name="P188"><text:a xlink:type="simple" xlink:href="#3.3.2.1.Set the resource attributes of the node|outline">3.3.2.1. Set the resource attributes of the node<text:tab/>9</text:a></text:p>
          <text:p text:style-name="P188"><text:a xlink:type="simple" xlink:href="#3.3.2.2.Check the site.master value|outline">3.3.2.2. Check the site.master value<text:tab/>9</text:a></text:p>
          <text:p text:style-name="P188"><text:a xlink:type="simple" xlink:href="#3.3.2.3.Set the type attributes of the node|outline">3.3.2.3. Set the type attributes of the node<text:tab/>9</text:a></text:p>
          <text:p text:style-name="P187"><text:a xlink:type="simple" xlink:href="#3.4.Set up customization scripts (optional)|outline">3.4. Set up customization scripts (optional)<text:tab/>9</text:a></text:p>
          <text:p text:style-name="P187"><text:soft-page-break/><text:a xlink:type="simple" xlink:href="#3.5.Add NTP setup script (optional)|outline">3.5. Add NTP setup script (optional)<text:tab/>10</text:a></text:p>
          <text:p text:style-name="P187"><text:a xlink:type="simple" xlink:href="#3.6.Setup the Services and Definition|outline">3.6. Setup the Services and Definition<text:tab/>10</text:a></text:p>
          <text:p text:style-name="P213"><text:a xlink:type="simple" xlink:href="#3.6.1.Setup the networks table|outline">3.6.1. Setup the networks table<text:tab/>10</text:a></text:p>
          <text:p text:style-name="P213"><text:a xlink:type="simple" xlink:href="#3.6.2.Setup Name Resolution|outline">3.6.2. Setup Name Resolution<text:tab/>10</text:a></text:p>
          <text:p text:style-name="P188"><text:a xlink:type="simple" xlink:href="#3.6.2.1.Setup /etc/hosts with entries for all you nodes, hmcs, fsps|outline">3.6.2.1. Setup /etc/hosts with entries for all you nodes, hmcs, fsps<text:tab/>10</text:a></text:p>
          <text:p text:style-name="P188"><text:a xlink:type="simple" xlink:href="#3.6.2.2.Setup the nameserver |outline">3.6.2.2. Setup the nameserver <text:tab/>10</text:a></text:p>
          <text:p text:style-name="P188"><text:a xlink:type="simple" xlink:href="#3.6.2.3.Setup the DNS attributes in the Site table|outline">3.6.2.3. Setup the DNS attributes in the Site table<text:tab/>10</text:a></text:p>
          <text:p text:style-name="P188"><text:a xlink:type="simple" xlink:href="#3.6.2.4.Setup  DNS configuration |outline">3.6.2.4. Setup <text:s/>DNS configuration <text:tab/>11</text:a></text:p>
          <text:p text:style-name="P188"><text:a xlink:type="simple" xlink:href="#3.6.2.5.Updating the DNS configuration |outline">3.6.2.5. Updating the DNS configuration <text:tab/>11</text:a></text:p>
          <text:p text:style-name="P213"><text:a xlink:type="simple" xlink:href="#3.6.3.Configure conserver |outline">3.6.3. Configure conserver <text:tab/>11</text:a></text:p>
          <text:p text:style-name="P188"><text:a xlink:type="simple" xlink:href="#3.6.3.1.Set conserver attributes for the nodes |outline">3.6.3.1. Set conserver attributes for the nodes <text:tab/>11</text:a></text:p>
          <text:p text:style-name="P188"><text:a xlink:type="simple" xlink:href="#3.6.3.2.Update conserver configuration|outline">3.6.3.2. Update conserver configuration<text:tab/>11</text:a></text:p>
          <text:p text:style-name="P213"><text:a xlink:type="simple" xlink:href="#3.6.4.Check rcons(rnetboot and getmacs depend on it)|outline">3.6.4. Check rcons(rnetboot and getmacs depend on it)<text:tab/>12</text:a></text:p>
          <text:p text:style-name="P213"><text:a xlink:type="simple" xlink:href="#3.6.5.Check hardware control setup to the nodes|outline">3.6.5. Check hardware control setup to the nodes<text:tab/>12</text:a></text:p>
          <text:p text:style-name="P213"><text:a xlink:type="simple" xlink:href="#3.6.6.Update the mac table with the  address of the node(s)|outline">3.6.6. Update the mac table with the <text:s/>address of the node(s)<text:tab/>12</text:a></text:p>
          <text:p text:style-name="P213"><text:a xlink:type="simple" xlink:href="#3.6.7. Setup dhcp service|outline">3.6.7. <text:s/>Setup dhcp service<text:tab/>13</text:a></text:p>
          <text:p text:style-name="P188"><text:a xlink:type="simple" xlink:href="#3.6.7.1.Setup the dhcp listen interfaces in site table|outline">3.6.7.1. Setup the dhcp listen interfaces in site table<text:tab/>13</text:a></text:p>
          <text:p text:style-name="P188"><text:a xlink:type="simple" xlink:href="#3.6.7.2.[SLES]  Check the installation of dhcp-server |outline">3.6.7.2. [SLES] <text:s/>Check the installation of dhcp-server <text:tab/>13</text:a></text:p>
          <text:p text:style-name="P188"><text:a xlink:type="simple" xlink:href="#3.6.7.3.Configure the DHCP|outline">3.6.7.3. Configure the DHCP<text:tab/>13</text:a></text:p>
          <text:p text:style-name="P186"><text:a xlink:type="simple" xlink:href="#4.Install a Compute Node |outline">4. Install a Compute Node <text:tab/>13</text:a></text:p>
          <text:p text:style-name="P187"><text:a xlink:type="simple" xlink:href="#4.1.Prepare the installation source|outline">4.1. Prepare the installation source<text:tab/>13</text:a></text:p>
          <text:p text:style-name="P187"><text:a xlink:type="simple" xlink:href="#4.2.Statefull Node installation|outline">4.2. Statefull Node installation<text:tab/>13</text:a></text:p>
          <text:p text:style-name="P213"><text:a xlink:type="simple" xlink:href="#4.2.1.Customize the install profile|outline">4.2.1. Customize the install profile<text:tab/>13</text:a></text:p>
          <text:p text:style-name="P188"><text:a xlink:type="simple" xlink:href="#4.2.1.1.Search order for installation  templates|outline">4.2.1.1. Search order for installation <text:s/>templates<text:tab/>14</text:a></text:p>
          <text:p text:style-name="P188"><text:a xlink:type="simple" xlink:href="#4.2.1.2.Install other  specific packages|outline">4.2.1.2. Install other <text:s/>specific packages<text:tab/>15</text:a></text:p>
          <text:p text:style-name="P213"><text:a xlink:type="simple" xlink:href="#4.2.2.Set the node status to ready for installation|outline">4.2.2. Set the node status to ready for installation<text:tab/>15</text:a></text:p>
          <text:p text:style-name="P213"><text:a xlink:type="simple" xlink:href="#4.2.3.Use network boot to start the installation|outline">4.2.3. Use network boot to start the installation<text:tab/>15</text:a></text:p>
          <text:p text:style-name="P213"><text:a xlink:type="simple" xlink:href="#4.2.4.Check the installation results|outline">4.2.4. Check the installation results<text:tab/>15</text:a></text:p>
          <text:p text:style-name="P213"><text:a xlink:type="simple" xlink:href="#4.2.5.Install a new Kernel on the nodes|outline">4.2.5. Install a new Kernel on the nodes<text:tab/>15</text:a></text:p>
          <text:p text:style-name="P187"><text:a xlink:type="simple" xlink:href="#4.3.Stateless node installation|outline">4.3. Stateless node installation<text:tab/>16</text:a></text:p>
          <text:p text:style-name="P213"><text:a xlink:type="simple" xlink:href="#4.3.1.Generate the stateless image for compute node|outline">4.3.1. Generate the stateless image for compute node<text:tab/>16</text:a></text:p>
          <text:p text:style-name="P188"><text:a xlink:type="simple" xlink:href="#4.3.1.1.Make the compute node add/exclude packaging list|outline">4.3.1.1. Make the compute node add/exclude packaging list<text:tab/>16</text:a></text:p>
          <text:p text:style-name="P188"><text:a xlink:type="simple" xlink:href="#4.3.1.2.Setting up postinstall files |outline">4.3.1.2. Setting up postinstall files <text:tab/>16</text:a></text:p>
          <text:p text:style-name="P188"><text:a xlink:type="simple" xlink:href="#4.3.1.1.Run image generation|outline">4.3.1.1. Run image generation<text:tab/>18</text:a></text:p>
          <text:p text:style-name="P188"><text:a xlink:type="simple" xlink:href="#4.3.1.2.Pack the image|outline">4.3.1.2. Pack the image<text:tab/>18</text:a></text:p>
          <text:p text:style-name="P213"><text:a xlink:type="simple" xlink:href="#4.3.2.Set the node status ready for network boot|outline">4.3.2. Set the node status ready for network boot<text:tab/>18</text:a></text:p>
          <text:p text:style-name="P213"><text:a xlink:type="simple" xlink:href="#4.3.3.Use network boot to start the installation|outline">4.3.3. Use network boot to start the installation<text:tab/>18</text:a></text:p>
          <text:p text:style-name="P213"><text:soft-page-break/><text:a xlink:type="simple" xlink:href="#4.3.4.Check the installation result|outline">4.3.4. Check the installation result<text:tab/>18</text:a></text:p>
          <text:p text:style-name="P213"><text:a xlink:type="simple" xlink:href="#4.3.5.Installing a new Kernel in the stateless image|outline">4.3.5. Installing a new Kernel in the stateless image<text:tab/>19</text:a></text:p>
          <text:p text:style-name="P213"><text:a xlink:type="simple" xlink:href="#4.3.6.Remove an image|outline">4.3.6. Remove an image<text:tab/>19</text:a></text:p>
          <text:p text:style-name="P186"><text:a xlink:type="simple" xlink:href="#5.Firmware upgrade|outline">5. Firmware upgrade<text:tab/>19</text:a></text:p>
          <text:p text:style-name="P187"><text:a xlink:type="simple" xlink:href="#5.1.Requirements|outline">5.1. Requirements<text:tab/>19</text:a></text:p>
          <text:p text:style-name="P213"><text:a xlink:type="simple" xlink:href="#5.1.1.Enable the HMC to allow remote ssh connections.|outline">5.1.1. Enable the HMC to allow remote ssh connections.<text:tab/>20</text:a></text:p>
          <text:p text:style-name="P213"><text:a xlink:type="simple" xlink:href="#5.1.2.Define the necessary attributes|outline">5.1.2. Define the necessary attributes<text:tab/>20</text:a></text:p>
          <text:p text:style-name="P213"><text:a xlink:type="simple" xlink:href="#5.1.3.Define the HMC as a node|outline">5.1.3. Define the HMC as a node<text:tab/>20</text:a></text:p>
          <text:p text:style-name="P213"><text:a xlink:type="simple" xlink:href="#5.1.4.Setup SSH connection to HMC|outline">5.1.4. Setup SSH connection to HMC<text:tab/>20</text:a></text:p>
          <text:p text:style-name="P213"><text:a xlink:type="simple" xlink:href="#5.1.5.Get the Microcode update package and associated XML file|outline">5.1.5. Get the Microcode update package and associated XML file<text:tab/>20</text:a></text:p>
          <text:p text:style-name="P187"><text:a xlink:type="simple" xlink:href="#5.2.Perform Firmware upgrade for CEC on P5/P6|outline">5.2. Perform Firmware upgrade for CEC on P5/P6<text:tab/>20</text:a></text:p>
          <text:p text:style-name="P213"><text:a xlink:type="simple" xlink:href="#5.2.1.Define the CEC as a node on the management node|outline">5.2.1. Define the CEC as a node on the management node<text:tab/>20</text:a></text:p>
          <text:p text:style-name="P213"><text:a xlink:type="simple" xlink:href="#5.2.2.Setup SSH connection to HMC|outline">5.2.2. Setup SSH connection to HMC<text:tab/>21</text:a></text:p>
          <text:p text:style-name="P213"><text:a xlink:type="simple" xlink:href="#5.2.3.Check firmware level|outline">5.2.3. Check firmware level<text:tab/>21</text:a></text:p>
          <text:p text:style-name="P213"><text:a xlink:type="simple" xlink:href="#5.2.4.Update the firmware|outline">5.2.4. Update the firmware<text:tab/>21</text:a></text:p>
          <text:p text:style-name="P187"><text:a xlink:type="simple" xlink:href="#5.3.Perform Firmware upgrades for BPA on P5/P6|outline">5.3. Perform Firmware upgrades for BPA on P5/P6<text:tab/>21</text:a></text:p>
          <text:p text:style-name="P213"><text:a xlink:type="simple" xlink:href="#5.3.1.Define the BPA as a node on the management node|outline">5.3.1. Define the BPA as a node on the management node<text:tab/>21</text:a></text:p>
          <text:p text:style-name="P213"><text:a xlink:type="simple" xlink:href="#5.3.2.Setup SSH connection to HMC|outline">5.3.2. Setup SSH connection to HMC<text:tab/>22</text:a></text:p>
          <text:p text:style-name="P213"><text:a xlink:type="simple" xlink:href="#5.3.3.User rinv to check the firmware level ( see rinv manpage)|outline">5.3.3. User rinv to check the firmware level ( see rinv manpage)<text:tab/>22</text:a></text:p>
          <text:p text:style-name="P213"><text:a xlink:type="simple" xlink:href="#5.3.4.Update the firmware|outline">5.3.4. Update the firmware<text:tab/>22</text:a></text:p>
          <text:p text:style-name="P187"><text:a xlink:type="simple" xlink:href="#5.4.Commit currently activated LIC update(copy T to P) for a CEC/BPA on p5/p6|outline">5.4. Commit currently activated LIC update(copy T to P) for a CEC/BPA on p5/p6<text:tab/>23</text:a></text:p>
          <text:p text:style-name="P213"><text:a xlink:type="simple" xlink:href="#5.4.1.Check firmware level|outline">5.4.1. Check firmware level<text:tab/>23</text:a></text:p>
          <text:p text:style-name="P213"><text:a xlink:type="simple" xlink:href="#5.4.2.Commit the firmware LIC|outline">5.4.2. Commit the firmware LIC<text:tab/>23</text:a></text:p>
          <text:p text:style-name="P186"><text:a xlink:type="simple" xlink:href="#6.Advanced features|outline">6. Advanced features<text:tab/>23</text:a></text:p>
          <text:p text:style-name="P187"><text:a xlink:type="simple" xlink:href="#6.1.Use the driver update disk:|outline">6.1. Use the driver update disk:<text:tab/>23</text:a></text:p>
          <text:p text:style-name="P186"><text:a xlink:type="simple" xlink:href="#7.References|outline">7. References<text:tab/>23</text:a></text:p>
        </text:index-body>
      </text:table-of-content>
      <text:section text:style-name="Sect2" text:name="区域2">
        <text:p text:style-name="P54"/>
        <text:p text:style-name="P55"/>
      </text:section>
      <text:section text:style-name="Sect3" text:name="区域3">
        <text:p text:style-name="P15"/>
        <text:list text:style-name="L1">
          <text:list-item>
            <text:h text:style-name="P102" text:outline-level="1"><text:bookmark text:name="__RefHeading__2977_154254748"/>Introduction </text:h>
          </text:list-item>
        </text:list>
        <text:p text:style-name="P11">This cookbook introduces how to use the xCAT2 to install Linux on the IBM power system machines. <text:s/></text:p>
        <text:p text:style-name="P11">The power system machines have the following characteristics: </text:p>
        <text:p text:style-name="P92">1. May have multiple LPARs (an LPAR will be the target machine to install an operating system image on, i.e. the LPAR will be the compute node); </text:p>
        <text:p text:style-name="P92">2. The Ethernet card and SCSI disk can be virtual devices; </text:p>
        <text:p text:style-name="P92">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2">1. Install a stateful compute node</text:p>
        <text:p text:style-name="P9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2">Arch: an LPAR on a p5/p6 machine</text:p>
        <text:p text:style-name="P62">OS: Red Hat Ent<text:span text:style-name="T16">erprise Linux</text:span> 5.2</text:p>
        <text:p text:style-name="P62">Hostname: pmanagenode</text:p>
        <text:p text:style-name="P62">IP: 192.168.0.1</text:p>
        <text:p text:style-name="P6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2">Arch: an LPAR on a p5/p6 machine</text:p>
        <text:p text:style-name="P62">OS: Red Hat Enterprise Linux 5.2</text:p>
        <text:p text:style-name="P62">HCP: HMC</text:p>
        <text:p text:style-name="P62"/>
        <text:p text:style-name="P62"><text:soft-page-break/>Hostname: pnode1 – this node will be installed <text:s/>statefull</text:p>
        <text:p text:style-name="P62">IP: 192.168.0.10</text:p>
        <text:p text:style-name="P63">Cluster-face-IF: eth0</text:p>
        <text:p text:style-name="P61"/>
        <text:p text:style-name="P62">Hostname: pnode2 – this node will be installed <text:s/>stateless</text:p>
        <text:p text:style-name="P62">IP: 192.168.0.20</text:p>
        <text:p text:style-name="P6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02" text:outline-level="1"><text:bookmark text:name="__RefHeading__2979_154254748"/>Install xCAT 2 on the Management node</text:h>
          </text:list-item>
        </text:list>
        <text:p text:style-name="P34"><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text:style-name="L1" text:continue-numbering="true">
          <text:list-item>
            <text:h text:style-name="P102" text:outline-level="1"><text:bookmark text:name="__RefHeading__2981_154254748"/>Setup the management node </text:h>
            <text:list>
              <text:list-item>
                <text:h text:style-name="P109" text:outline-level="2"><text:bookmark text:name="__RefHeading__2983_154254748"/>[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132" text:outline-level="3"><text:bookmark text:name="__RefHeading__2985_154254748"/>Remove atftp</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text:style-name="L1" text:continue-numbering="true">
          <text:list-item>
            <text:list text:continue-numbering="true">
              <text:list-item>
                <text:list text:continue-numbering="true">
                  <text:list-item>
                    <text:h text:style-name="P132" text:outline-level="3"><text:bookmark text:name="__RefHeading__2987_154254748"/>Install the tftp <text:span text:style-name="T14">server </text:span>needed by xC<text:span text:style-name="T14">AT</text:span>, and restart it</text:h>
                  </text:list-item>
                </text:list>
              </text:list-item>
            </text:list>
          </text:list-item>
        </text:list>
        <text:p text:style-name="P12">[RH]:</text:p>
        <text:p text:style-name="Code">yum install tftp-server.ppc</text:p>
        <text:p text:style-name="P74"/>
        <text:p text:style-name="P12"><text:span text:style-name="T20">[SLES]</text:span><text:span text:style-name="T20">:</text:span></text:p>
        <text:p text:style-name="P44">zypper install tftp</text:p>
        <text:list text:style-name="L1" text:continue-numbering="true">
          <text:list-item>
            <text:list text:continue-numbering="true">
              <text:list-item>
                <text:list text:continue-numbering="true">
                  <text:list-item>
                    <text:h text:style-name="P151" text:outline-level="3"><text:bookmark text:name="__RefHeading__2989_154254748"/><text:soft-page-break/>Restart the tftp server</text:h>
                  </text:list-item>
                </text:list>
              </text:list-item>
            </text:list>
          </text:list-item>
        </text:list>
        <text:p text:style-name="P73">Notes: make sure the entry "disable=no" in the /etc/xinetd.d/tftp.</text:p>
        <text:p text:style-name="P52">service xinetd restart</text:p>
        <text:list text:style-name="L1" text:continue-numbering="true">
          <text:list-item>
            <text:list text:continue-numbering="true">
              <text:list-item>
                <text:h text:style-name="P109" text:outline-level="2"><text:bookmark text:name="__RefHeading__2991_154254748"/>Setup <text:s/><text:span text:style-name="T14">c</text:span>ommon attribute<text:span text:style-name="T14">s</text:span> for xCAT in the database</text:h>
              </text:list-item>
            </text:list>
          </text:list-item>
        </text:list>
        <text:p text:style-name="P45">The<text:span text:style-name="T16">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32" text:outline-level="3"><text:bookmark text:name="__RefHeading__2993_154254748"/>Add the default account for system</text:h>
                  </text:list-item>
                </text:list>
              </text:list-item>
            </text:list>
          </text:list-item>
        </text:list>
        <text:p text:style-name="P41">chtab key=system passwd.username=root passwd.password=cluster</text:p>
        <text:list text:style-name="L1" text:continue-numbering="true">
          <text:list-item>
            <text:list text:continue-numbering="true">
              <text:list-item>
                <text:list text:continue-numbering="true">
                  <text:list-item>
                    <text:h text:style-name="P132" text:outline-level="3"><text:bookmark text:name="__RefHeading__2995_154254748"/>Add the default account for hmc</text:h>
                  </text:list-item>
                </text:list>
              </text:list-item>
            </text:list>
          </text:list-item>
        </text:list>
        <text:p text:style-name="Code">chtab key=hmc passwd.username=hscroot passwd.password=abc123</text:p>
        <text:p text:style-name="P45">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7">mkdef –t node –o hmc1 groups=hmc,all <text:s/>nodetype=hmc <text:s/>mgt=hmc <text:s/><text:tab/>username=hscroot <text:s/>password=abc1234</text:p>
        <text:p text:style-name="P47">chdef -t node -o hmc1 username=hscroot password=abc1234</text:p>
        <text:p text:style-name="P70"/>
        <text:list text:style-name="L1" text:continue-numbering="true">
          <text:list-item>
            <text:list text:continue-numbering="true">
              <text:list-item>
                <text:h text:style-name="P109" text:outline-level="2"><text:bookmark text:name="__RefHeading__2997_154254748"/><text:span text:style-name="T14">D</text:span>efine the compute <text:span text:style-name="T14">nodes</text:span></text:h>
              </text:list-item>
            </text:list>
          </text:list-item>
        </text:list>
        <text:p text:style-name="P45">The definition of a node is stored in several tables of the xCAT database. <text:s/></text:p>
        <text:p text:style-name="P48"><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32" text:outline-level="3"><text:bookmark text:name="__RefHeading__2999_154254748"/>Gather Node information using the rscan command</text:h>
                    <text:list>
                      <text:list-item>
                        <text:h text:style-name="P189" text:outline-level="4"><text:bookmark text:name="__RefHeading__3001_154254748"/>Define HMC as an xCAT node</text:h>
                      </text:list-item>
                    </text:list>
                  </text:list-item>
                </text:list>
              </text:list-item>
            </text:list>
          </text:list-item>
        </text:list>
        <text:p text:style-name="P45">First, define the hardware control point as a node object. </text:p>
        <text:p text:style-name="P45">The following command will create an xCAT node definition for an HMC with a host name of “<text:span text:style-name="T27">hmc1</text:span>”. The <text:span text:style-name="T27">groups, nodetype, mgt, username</text:span>, and <text:span text:style-name="T27">password</text:span> attributes will be set.</text:p>
        <text:p text:style-name="Code">mkdef –t node –o hmc1 groups=hmc,all <text:s/>nodetype=hmc <text:s/>mgt=hmc <text:s/><text:tab/>username=hscroot <text:s/>password=abc123</text:p>
        <text:p text:style-name="P71"/>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6">If xCAT Management Node is in the same service network with HMC, you will be able to discover the HMC and create an xCAT node definition for the HMC automatically.</text:p>
        <text:p text:style-name="P40">lsslp -w -s HMC</text:p>
        <text:p text:style-name="P75">To check for the hmc name added to the nodelist:</text:p>
        <text:p text:style-name="P75"/>
        <text:p text:style-name="P75">tabdump nodelist</text:p>
        <text:p text:style-name="P75"/>
        <text:p text:style-name="P46">The above xCAT command lsslp discover<text:span text:style-name="T16">s</text:span> and write<text:span text:style-name="T16">s</text:span> the HMCs into xCAT database, but we still need to set HMCs' username and password.</text:p>
        <text:p text:style-name="P40">chdef -t node -o &lt;hmcname from lsslp&gt; username=hscroot password=abc123</text:p>
        <text:p text:style-name="P75"/>
        <text:p text:style-name="P46">For more details with hardware discovery feature in xCAT, please refer to document:</text:p>
        <text:p text:style-name="P49"><text:a xlink:type="simple" xlink:href="http://xcat.svn.sourceforge.net/viewvc/xcat/xcat-core/trunk/xCAT-client/share/doc/xCAT2onAIX.pdf"><text:span text:style-name="_20_Char"><text:span text:style-name="T48">(http://xcat.svn.sourceforge.net/viewvc/xcat/xcat-core/trunk/xCAT-client/share/doc/xCAT2pHWManagement.pdf )</text:span></text:span></text:a></text:p>
        <text:p text:style-name="P49"><text:a xlink:type="simple" xlink:href="http://xcat.svn.sourceforge.net/viewvc/xcat/xcat-core/trunk/xCAT-client/share/doc/xCAT2onAIX.pdf"><text:span text:style-name="_20_Char"><text:span text:style-name="T48"/></text:span></text:a></text:p>
        <text:p text:style-name="P49"><text:a xlink:type="simple" xlink:href="http://xcat.svn.sourceforge.net/viewvc/xcat/xcat-core/trunk/xCAT-client/share/doc/xCAT2onAIX.pdf"><text:span text:style-name="_20_Char"><text:span text:style-name="T48"/></text:span></text:a></text:p>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03_154254748"/><text:span text:style-name="T14">D</text:span><text:span text:style-name="T15">is</text:span><text:span text:style-name="T14">cover the LPARs managed by HMC</text:span></text:h>
                      </text:list-item>
                    </text:list>
                  </text:list-item>
                </text:list>
              </text:list-item>
            </text:list>
          </text:list-item>
        </text:list>
        <text:p text:style-name="P50">Run the <text:span text:style-name="T25">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5">rscan</text:span> as well as some default values that could be used for the node definitions.</text:p>
        <text:p text:style-name="P53">To write the stanza format output of <text:span text:style-name="T25">rscan</text:span> to a file called “node.stanza<text:span text:style-name="T27">”</text:span> run the following command. <text:s/>We are assuming, for our example ,that the hmc name returned from lsslp was hmc1.</text:p>
        <text:p text:style-name="P53"/>
        <text:p text:style-name="P67">rscan –z hmc1 &gt; <text:s/>node.stanza</text:p>
        <text:p text:style-name="P65"/>
        <text:p text:style-name="P50">This file can then be checked and modified as needed. <text:s/>For example you may need to add a different name for the node definition or add additional attributes and values.</text:p>
        <text:p text:style-name="P50"><text:span text:style-name="T30">Note</text:span><text:span text:style-name="T28">: The stanza file will contain stanzas for things other than the LPARs. <text:s/>This information must also be defined in the xCAT database. <text:s/></text:span><text:span text:style-name="T28">The stanza will repeat the same bpa</text:span><text:span text:style-name="T28"> information for multiple fsp(s). </text:span><text:span text:style-name="T28">It is not necessary to modify the non-LPAR stanzas in any way.</text:span></text:p>
        <text:p text:style-name="P50">The <text:s/>stanza file will look something like the following. <text:s/><text:span text:style-name="T33"><text:s/></text:span></text:p>
        <text:p text:style-name="P37">Server-9117-MMA-SN10F6F3D:</text:p>
        <text:p text:style-name="P78"><text:s text:c="8"/>objtype=node</text:p>
        <text:p text:style-name="P78"><text:s text:c="8"/>nodetype=fsp</text:p>
        <text:p text:style-name="P78"><text:s text:c="8"/>id=5</text:p>
        <text:p text:style-name="P78"><text:s text:c="8"/>model=9118-575</text:p>
        <text:p text:style-name="P78"><text:s text:c="8"/>serial=02013EB</text:p>
        <text:p text:style-name="P78"><text:s text:c="8"/>hcp=hmc01</text:p>
        <text:p text:style-name="P78"><text:s text:c="8"/>pprofile=</text:p>
        <text:p text:style-name="P78"><text:s text:c="8"/>parent=Server-9458-10099201WM_A</text:p>
        <text:p text:style-name="P78"><text:soft-page-break/><text:s text:c="8"/>groups=fsp,all</text:p>
        <text:p text:style-name="P78"><text:s text:c="8"/>mgt=hmc</text:p>
        <text:p text:style-name="P76"/>
        <text:p text:style-name="P75">pnode1:</text:p>
        <text:p text:style-name="P78"><text:s text:c="8"/>objtype=node</text:p>
        <text:p text:style-name="P78"><text:s text:c="8"/>nodetype=lpar,osi</text:p>
        <text:p text:style-name="P78"><text:s text:c="8"/>id=9</text:p>
        <text:p text:style-name="P78"><text:s text:c="8"/>hcp=hmc1</text:p>
        <text:p text:style-name="P78"><text:s text:c="8"/>pprofile=lpar9</text:p>
        <text:p text:style-name="P78"><text:s text:c="8"/>parent=Server-9117-MMA-SN10F6F3D</text:p>
        <text:p text:style-name="P78"><text:s text:c="8"/>groups=lpar,all</text:p>
        <text:p text:style-name="P78"><text:s text:c="8"/>mgt=hmc</text:p>
        <text:p text:style-name="P78"><text:s text:c="8"/>cons=hmc</text:p>
        <text:p text:style-name="P76"/>
        <text:p text:style-name="P75">pnode2:</text:p>
        <text:p text:style-name="P78"><text:s text:c="8"/>objtype=node</text:p>
        <text:p text:style-name="P78"><text:s text:c="8"/>nodetype=lpar,osi</text:p>
        <text:p text:style-name="P78"><text:s text:c="8"/>id=7</text:p>
        <text:p text:style-name="P78"><text:s text:c="8"/>hcp=hmc1</text:p>
        <text:p text:style-name="P78"><text:s text:c="8"/>pprofile=lpar6</text:p>
        <text:p text:style-name="P78"><text:s text:c="8"/>parent=Server-9117-MMA-SN10F6F3D</text:p>
        <text:p text:style-name="P78"><text:s text:c="8"/>groups=lpar,all</text:p>
        <text:p text:style-name="P78"><text:s text:c="8"/>mgt=hmc</text:p>
        <text:p text:style-name="P78"><text:s text:c="8"/>cons=hmc</text:p>
        <text:p text:style-name="P93"/>
        <text:p text:style-name="P51"><text:span text:style-name="T31">Note</text:span><text:span text:style-name="T29">: The </text:span><text:span text:style-name="T31">rscan</text:span><text:span text:style-name="T29"> command supports an option to automatically create node definitions in the xCAT database. <text:s text:c="2"/>To do this the LPAR name gathered by </text:span><text:span text:style-name="T31">rscan</text:span><text:span text:style-name="T29"> is used as the node </text:span><text:span text:style-name="T29">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05_154254748"/>Define xCAT node using the stanza file</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4"/>
        <text:p text:style-name="Code">cat node.stanza | mkdef –z</text:p>
        <text:p text:style-name="P71"/>
        <text:p text:style-name="Code">Verify <text:s/>the data:</text:p>
        <text:p text:style-name="P71"/>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208" text:outline-level="4"><text:bookmark text:name="__RefHeading__3007_154254748"/>Define xCAT groups </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5"/>
        <text:p text:style-name="P66">chdef -t node -o pnode1,pnode2 -p <text:s/>groups=compute</text:p>
        <text:list text:style-name="L1" text:continue-numbering="true">
          <text:list-item>
            <text:list text:continue-numbering="true">
              <text:list-item>
                <text:list text:continue-numbering="true">
                  <text:list-item>
                    <text:h text:style-name="P132" text:outline-level="3"><text:bookmark text:name="__RefHeading__3009_154254748"/><text:soft-page-break/>Update the <text:span text:style-name="T14">attributes of the node</text:span></text:h>
                    <text:list>
                      <text:list-item>
                        <text:h text:style-name="P189" text:outline-level="4"><text:bookmark text:name="__RefHeading__3011_154254748"/>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6"/>
        <text:p text:style-name="P16">Make sure that the address used above ( 192.168.0.1) is the address of the Management Node as known <text:s/>by the node. <text:s/>Also make sure site.master has this address.</text:p>
        <text:list text:style-name="L1" text:continue-numbering="true">
          <text:list-item>
            <text:list text:continue-numbering="true">
              <text:list-item>
                <text:list text:continue-numbering="true">
                  <text:list-item>
                    <text:list text:continue-numbering="true">
                      <text:list-item>
                        <text:h text:style-name="P193" text:outline-level="4"><text:bookmark text:name="__RefHeading__3013_154254748"/>Check the site.master value</text:h>
                      </text:list-item>
                    </text:list>
                  </text:list-item>
                </text:list>
              </text:list-item>
            </text:list>
          </text:list-item>
        </text:list>
        <text:p text:style-name="P16"><text:span text:style-name="T51">Make sure site.master is the address or name known by the node</text:span> </text:p>
        <text:p text:style-name="P16"/>
        <text:p text:style-name="P26">To change site.master to this address:</text:p>
        <text:p text:style-name="code">chtab key=master site.value=<text:span text:style-name="T26">192.168.0.1</text:span></text:p>
        <text:p text:style-name="P16"/>
        <text:p text:style-name="P16"/>
        <text:p text:style-name="P16"/>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15_154254748"/><text:reference-mark-start text:name="1.1.1.1.Set the type attributes of the node"/>Set the type attributes of the node<text:reference-mark-end text:name="1.1.1.1.Set the type attributes of the node"/></text:h>
                      </text:list-item>
                    </text:list>
                  </text:list-item>
                </text:list>
              </text:list-item>
            </text:list>
          </text:list-item>
        </text:list>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text:style-name="L1" text:continue-numbering="true">
          <text:list-item>
            <text:list text:continue-numbering="true">
              <text:list-item>
                <text:list text:continue-numbering="true">
                  <text:list-item>
                    <text:list text:continue-numbering="true">
                      <text:list-header>
                        <text:h text:style-name="P189" text:outline-level="4" text:is-list-header="true"/>
                      </text:list-header>
                    </text:list>
                  </text:list-item>
                </text:list>
              </text:list-item>
              <text:list-item>
                <text:h text:style-name="P109" text:outline-level="2"><text:bookmark text:name="__RefHeading__3017_154254748"/><text:span text:style-name="_20_Char"><text:span text:style-name="T40">Set up customization scripts (optional)</text:span></text:span></text:h>
              </text:list-item>
            </text:list>
          </text:list-item>
        </text:list>
        <text:p text:style-name="P4"><text:span text:style-name="_20_Char"><text:span text:style-name="T35">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5">definition can be used to specify the comma separated list of the scripts that you want to </text:span></text:span><text:span text:style-name="_20_Char"><text:span text:style-name="T35">be executed on the nodes. </text:span></text:span><text:span text:style-name="_20_Char"><text:span text:style-name="T37">The order of the scripts in the list determines the order in which they will be run.</text:span></text:span></text:p>
        <text:p text:style-name="P4"><text:span text:style-name="_20_Char"><text:span text:style-name="T35">For example, if you want to have your two scripts called “foo” and “bar” run on node “node01” you could use the </text:span></text:span><text:span text:style-name="_20_Char"><text:span text:style-name="T36">chdef</text:span></text:span><text:span text:style-name="_20_Char"><text:span text:style-name="T35"> command as follows.</text:span></text:span></text:p>
        <text:p text:style-name="P4"><text:span text:style-name="_20_Char"><text:span text:style-name="T35"><text:tab/><text:tab/></text:span></text:span><text:span text:style-name="_20_Char"><text:span text:style-name="T38">chdef -t node -o node01 -p postscripts=foo,bar</text:span></text:span></text:p>
        <text:p text:style-name="P4"><text:span text:style-name="_20_Char"><text:span text:style-name="T37"><text:tab/>(The “-p” means to add these to whatever is already set.)</text:span></text:span></text:p>
        <text:p text:style-name="P4"><text:span text:style-name="_20_Char"><text:span text:style-name="T37">See the </text:span></text:span><text:a xlink:type="simple" xlink:href="http://xcat.svn.sourceforge.net/viewvc/xcat/xcat-core/trunk/xCAT-client/share/doc/xCAT2top.pdf"><text:span text:style-name="_20_Char">TopDoc <text:s/>Appendix D</text:span></text:a><text:span text:style-name="_20_Char"><text:span text:style-name="T37"> for more information. </text:span></text:span></text:p>
        <text:list text:style-name="L1" text:continue-numbering="true">
          <text:list-item>
            <text:list text:continue-numbering="true">
              <text:list-item>
                <text:h text:style-name="P116" text:outline-level="2"><text:bookmark text:name="__RefHeading__3019_154254748"/><text:soft-page-break/><text:span text:style-name="_20_Char"><text:span text:style-name="T22">Add NTP setup script (optional)</text:span></text:span></text:h>
              </text:list-item>
            </text:list>
          </text:list-item>
        </text:list>
        <text:p text:style-name="P4"><text:span text:style-name="_20_Char"><text:span text:style-name="T35">To enable the NTP services on the cluster, first configure NTP on the management</text:span></text:span></text:p>
        <text:p text:style-name="P4"><text:span text:style-name="_20_Char"><text:span text:style-name="T35">node and start </text:span></text:span><text:span text:style-name="_20_Char"><text:span text:style-name="T36">ntpd</text:span></text:span><text:span text:style-name="_20_Char"><text:span text:style-name="T35">.</text:span></text:span></text:p>
        <text:p text:style-name="P4"><text:span text:style-name="_20_Char"><text:span text:style-name="T35">Next set the “</text:span></text:span><text:span text:style-name="_20_Char"><text:span text:style-name="T39">ntpservers” </text:span></text:span><text:span text:style-name="_20_Char"><text:span text:style-name="T35">attribute in the site table. Whatever time servers are listed</text:span></text:span></text:p>
        <text:p text:style-name="P4"><text:span text:style-name="_20_Char"><text:span text:style-name="T35">in this attribute will be used by all the nodes that boot directly from the management</text:span></text:span></text:p>
        <text:p text:style-name="P4"><text:span text:style-name="_20_Char"><text:span text:style-name="T35">node.</text:span></text:span></text:p>
        <text:p text:style-name="P4"><text:span text:style-name="_20_Char"><text:span text:style-name="T38"><text:tab/>chdef -t site ntpservers= myMN</text:span></text:span></text:p>
        <text:p text:style-name="P4"><text:span text:style-name="_20_Char"><text:span text:style-name="T38"/></text:span></text:p>
        <text:p text:style-name="P4"><text:span text:style-name="_20_Char"><text:span text:style-name="T35">To have xCAT automatically set up ntp on the cluster nodes you must add the </text:span></text:span><text:span text:style-name="_20_Char"><text:span text:style-name="T36">setupntp</text:span></text:span><text:span text:style-name="_20_Char"><text:span text:style-name="T35"> script to the list of postscripts that are run on the nodes. <text:s text:c="2"/></text:span></text:span></text:p>
        <text:p text:style-name="P4"><text:span text:style-name="_20_Char"><text:span text:style-name="T35">To do this you can either modify the “postscripts” attribute for each node individually or you can just modify the definition of a group that all the nodes belong to.</text:span></text:span></text:p>
        <text:p text:style-name="P4"><text:span text:style-name="_20_Char"><text:span text:style-name="T35">For example, if all your nodes belong to the group “compute”, see </text:span></text:span><text:span text:style-name="_20_Char"><text:span text:style-name="T35"><text:reference-ref text:reference-format="text" text:ref-name="Add the compute group to the node"/></text:span></text:span><text:span text:style-name="_20_Char"><text:span text:style-name="T35">, <text:s/>then you could add </text:span></text:span><text:span text:style-name="_20_Char"><text:span text:style-name="T36">setupntp</text:span></text:span><text:span text:style-name="_20_Char"><text:span text:style-name="T35"> to the group definition by running the following command.</text:span></text:span></text:p>
        <text:p text:style-name="P4"><text:span text:style-name="_20_Char"><text:span text:style-name="T34"><text:tab/></text:span></text:span><text:span text:style-name="_20_Char"><text:span text:style-name="T38">chdef -p -t group -o compute postscripts=setupntp</text:span></text:span></text:p>
        <text:list text:style-name="L1" text:continue-numbering="true">
          <text:list-item>
            <text:list text:continue-numbering="true">
              <text:list-item>
                <text:h text:style-name="P109" text:outline-level="2"><text:bookmark text:name="__RefHeading__3021_154254748"/>Setup the Services and Definition</text:h>
              </text:list-item>
            </text:list>
          </text:list-item>
        </text:list>
        <text:p text:style-name="P21">A basic networks table was created for you during the xCAT install. <text:s/>Review that table and add additional networks based on your hardware configuration. </text:p>
        <text:list text:style-name="L1" text:continue-numbering="true">
          <text:list-item>
            <text:list text:continue-numbering="true">
              <text:list-item>
                <text:list text:continue-numbering="true">
                  <text:list-item>
                    <text:h text:style-name="P132" text:outline-level="3"><text:bookmark text:name="__RefHeading__3023_154254748"/>Setup the networks table</text:h>
                  </text:list-item>
                </text:list>
              </text:list-item>
            </text:list>
          </text:list-item>
        </text:list>
        <text:p text:style-name="P11">Create the networks that used for cluster management:</text:p>
        <text:p text:style-name="P69">mkdef -t network -o net1 net=192.168.0.0 mask=255.255.255.0 <text:s/>gateway=192.168.0.1 <text:s/>mgtifname=eth1 <text:s/>dhcpserver=192.168.0.1 <text:s/>tftpserver=192.168.0.1 nameservers=192.168.0.1</text:p>
        <text:p text:style-name="P69"/>
        <text:p text:style-name="Standard"/>
        <text:list text:style-name="L1" text:continue-numbering="true">
          <text:list-item>
            <text:list text:continue-numbering="true">
              <text:list-item>
                <text:list text:continue-numbering="true">
                  <text:list-item>
                    <text:h text:style-name="P132" text:outline-level="3"><text:bookmark text:name="__RefHeading__3025_154254748"/>Setup Name Resolution</text:h>
                    <text:list>
                      <text:list-item>
                        <text:h text:style-name="P189" text:outline-level="4"><text:bookmark text:name="__RefHeading__3027_154254748"/>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29_154254748"/>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31_154254748"/>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2.4.1</text:p>
        <text:p text:style-name="Code"/>
        <text:p text:style-name="P11"><text:soft-page-break/>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33_154254748"/>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35_154254748"/>Updating the DNS configuration </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32" text:outline-level="3"><text:bookmark text:name="__RefHeading__3037_154254748"/>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2">node_name</text:span><text:span text:style-name="T16">&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209" text:outline-level="4"><text:bookmark text:name="__RefHeading__3039_154254748"/>Set conserver attributes for the nodes </text:h>
                      </text:list-item>
                    </text:list>
                  </text:list-item>
                </text:list>
              </text:list-item>
            </text:list>
          </text:list-item>
        </text:list>
        <text:p text:style-name="P38"/>
        <text:p text:style-name="P38">Check to see if the cons attribute was set by rscan <text:s/>by running:</text:p>
        <text:p text:style-name="P38"/>
        <text:p text:style-name="code">lsdef pnode1</text:p>
        <text:p text:style-name="code"/>
        <text:p text:style-name="P38">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208" text:outline-level="4"><text:bookmark text:name="__RefHeading__3041_154254748"/>Update con<text:span text:style-name="T16">server configuration</text:span></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3"/>
        <text:p text:style-name="code"><text:soft-page-break/>makeconservercf</text:p>
        <text:p text:style-name="code">service conserver stop</text:p>
        <text:p text:style-name="code">service conserver start</text:p>
        <text:p text:style-name="P95"/>
        <text:list text:style-name="L1" text:continue-numbering="true">
          <text:list-item>
            <text:list text:continue-numbering="true">
              <text:list-item>
                <text:list text:continue-numbering="true">
                  <text:list-item>
                    <text:h text:style-name="P132" text:outline-level="3"><text:bookmark text:name="__RefHeading__3043_154254748"/>Check rcons(rnetboot and getmacs depend on it)</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text:style-name="L1" text:continue-numbering="true">
          <text:list-item>
            <text:list text:continue-numbering="true">
              <text:list-item>
                <text:list text:continue-numbering="true">
                  <text:list-item>
                    <text:h text:style-name="P142" text:outline-level="3"><text:bookmark text:name="__RefHeading__3045_154254748"/>Check hardware control setup to the nodes</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text:style-name="L1" text:continue-numbering="true">
          <text:list-item>
            <text:list text:continue-numbering="true">
              <text:list-item>
                <text:list text:continue-numbering="true">
                  <text:list-item>
                    <text:h text:style-name="P132" text:outline-level="3"><text:bookmark text:name="__RefHeading__3047_154254748"/>Update the mac table with the <text:s/>address of the node(s)</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1">installnic or primarynic attribute of the node</text:span><text:span text:style-name="T21">,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7">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0">getmacs pnode1 -D -S 192.168.0.1 -G 192.168.0.10 </text:p>
        <text:p text:style-name="P70"/>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
        <text:list text:style-name="L1" text:continue-numbering="true">
          <text:list-item>
            <text:list text:continue-numbering="true">
              <text:list-item>
                <text:list text:continue-numbering="true">
                  <text:list-item>
                    <text:h text:style-name="P132" text:outline-level="3"><text:bookmark text:name="__RefHeading__3049_154254748"/><text:soft-page-break/><text:s/>Setup dhcp service</text:h>
                    <text:list>
                      <text:list-item>
                        <text:h text:style-name="P189" text:outline-level="4"><text:bookmark text:name="__RefHeading__3051_154254748"/>Setup the dhcp listen interfaces in site table</text:h>
                      </text:list-item>
                    </text:list>
                  </text:list-item>
                </text:list>
              </text:list-item>
            </text:list>
          </text:list-item>
        </text:list>
        <text:p text:style-name="Code">chdef -t site dhcpinterfaces='pmanagenode|eth1'</text:p>
        <text:p text:style-name="P44"/>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53_154254748"/>[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44">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55_154254748"/>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6">Note: <text:s/>Please make sure there is only one dhcpd server can serv these compute nodes.</text:p>
        <text:p text:style-name="P16"/>
        <text:list text:style-name="L1" text:continue-numbering="true">
          <text:list-item>
            <text:h text:style-name="P102" text:outline-level="1"><text:bookmark text:name="__RefHeading__3057_154254748"/>Install a Compute Node<text:span text:style-name="T10"> </text:span></text:h>
            <text:list>
              <text:list-item>
                <text:h text:style-name="P117" text:outline-level="2"><text:bookmark text:name="__RefHeading__3059_154254748"/>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text:style-name="L1" text:continue-numbering="true">
          <text:list-item>
            <text:list text:continue-numbering="true">
              <text:list-item>
                <text:h text:style-name="P117" text:outline-level="2"><text:bookmark text:name="__RefHeading__3061_154254748"/>Statefull Node installation</text:h>
                <text:list>
                  <text:list-item>
                    <text:h text:style-name="P132" text:outline-level="3"><text:bookmark text:name="__RefHeading__3063_154254748"/>Customize the install profile</text:h>
                  </text:list-item>
                </text:list>
              </text:list-item>
            </text:list>
          </text:list-item>
        </text:list>
        <text:p text:style-name="P11">xCAT uses KickStart or AutoYaST installation templates and related installation scripts to complete the installation and configuration of the compute node.</text:p>
        <text:p text:style-name="P11">You can find sample templates for <text:s/>common profiles in following directory:</text:p>
        <text:p text:style-name="Code">/opt/xcat/share/xcat/install/&lt;os&gt;/</text:p>
        <text:p text:style-name="Code"/>
        <text:p text:style-name="Code">If you customize a template then you should copy it to </text:p>
        <text:p text:style-name="Code">the /install/custom/install/&lt;os&gt; directory. </text:p>
        <text:p text:style-name="Code"/>
        <text:list text:style-name="L1" text:continue-numbering="true">
          <text:list-item>
            <text:list text:continue-numbering="true">
              <text:list-item>
                <text:list text:continue-numbering="true">
                  <text:list-item>
                    <text:list text:continue-numbering="true">
                      <text:list-item>
                        <text:h text:style-name="P212" text:outline-level="4"><text:bookmark text:name="__RefHeading__3065_1542547481"/><text:soft-page-break/>Search order for installation <text:s/>templates</text:h>
                      </text:list-item>
                    </text:list>
                  </text:list-item>
                </text:list>
              </text:list-item>
            </text:list>
          </text:list-item>
        </text:list>
        <text:p text:style-name="Code"/>
        <text:p text:style-name="Default_20_Text"/>
        <text:p text:style-name="P11">The profile, os and architecure <text:s/>of the node was setup <text:s/>in <text:s/><text:reference-ref text:reference-format="text" text:ref-name="1.1.1.1.Set the type attributes of the node">Set the type attributes of the node</text:reference-ref> above. </text:p>
        <text:p text:style-name="P36"/>
        <text:p text:style-name="Default_20_Text">To <text:s/>check the setting of your node's profile, os, architecture <text:s/>run:</text:p>
        <text:p text:style-name="P79"/>
        <text:p text:style-name="P79">lsdef pnode1 </text:p>
        <text:p text:style-name="P79"/>
        <text:p text:style-name="P79">Object name: pnode1</text:p>
        <text:p text:style-name="P79"><text:s text:c="4"/>.</text:p>
        <text:p text:style-name="P79"><text:s text:c="4"/>.</text:p>
        <text:p text:style-name="P79"><text:s text:c="4"/>.</text:p>
        <text:p text:style-name="P79"><text:s text:c="4"/>arch=ppc64</text:p>
        <text:p text:style-name="P79"><text:s text:c="4"/>os=rhels5.5</text:p>
        <text:p text:style-name="P79"><text:s text:c="4"/>profile=compute</text:p>
        <text:p text:style-name="P79"/>
        <text:p text:style-name="Default_20_Text">For this example, the search order for the template file is as follows:</text:p>
        <text:p text:style-name="P175">compute.rhels5.5.ppc64.tmpl</text:p>
        <text:p text:style-name="P175">compute.rhels5.ppc64.tmpl</text:p>
        <text:p text:style-name="P175">compute.rhels.ppc64.tmpl</text:p>
        <text:p text:style-name="P175">compute.rhels5.5.tmpl</text:p>
        <text:p text:style-name="P175">compute.rhels5.tmpl</text:p>
        <text:p text:style-name="P175">compute.rhels.tmpl</text:p>
        <text:p text:style-name="P175">compute.ppc64.tmpl</text:p>
        <text:p text:style-name="P175">compute.tmpl</text:p>
        <text:p text:style-name="P175"/>
        <text:p text:style-name="P175"/>
        <text:p text:style-name="P185"><text:span text:style-name="T42">The directory </text:span><text:span text:style-name="T45">/install/custom/&lt;install&gt;/&lt;os&gt; will be searched first and then search /opt/xcat/share/xcat/&lt;install&gt;/&lt;os&gt;.</text:span></text:p>
        <text:p text:style-name="Default_20_Text"/>
        <text:p text:style-name="Default_20_Text">Check the directories to see which template will match. </text:p>
        <text:p text:style-name="Default_20_Text"/>
        <text:p text:style-name="P11"/>
        <text:p text:style-name="P11">If you want to customize <text:s/>a template for <text:s/>node , you can copy the template <text:s/>to the <text:span text:style-name="T49">/install/custom/install/&lt;os&gt;/ directory </text:span><text:s/>and make your modifications. <text:s/>You need to copy to the “custom” directory, so the next install of xCAT will not wipe out your modifications. <text:s text:c="2"/>Keep in mind the above search order to make sure it picks up your template. </text:p>
        <text:p text:style-name="P8"/>
        <text:p text:style-name="P8"/>
        <text:p text:style-name="P82">Note: Sometimes the <text:s/>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50">.otherpkgs.pkglist</text:span><text:span text:style-name="T12"> </text:span><text:span text:style-name="T11">file into the</text:span> <text:s/><text:span text:style-name="T49">/install/custom/install/&lt;os&gt;/</text:span> <text:span text:style-name="T11">directory, if you need to install other packages.</text:span></text:p>
        <text:p text:style-name="P84"/>
        <text:p text:style-name="P36"/>
        <text:list text:style-name="L1" text:continue-numbering="true">
          <text:list-item>
            <text:list text:continue-numbering="true">
              <text:list-item>
                <text:list text:continue-numbering="true">
                  <text:list-item>
                    <text:list text:continue-numbering="true">
                      <text:list-item>
                        <text:h text:style-name="P208" text:outline-level="4"><text:bookmark text:name="__RefHeading__3065_154254748"/><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8">/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1">SLE-11-SDK-DVD Media 1 ISO.</text:span></text:p>
        <text:p text:style-name="P31"/>
        <text:p text:style-name="P31">After “createrepo” is installed, run the following command to create repodata for the directory:</text:p>
        <text:p text:style-name="P39">createrepo /install/post/otherpkgs/&lt;os&gt;/&lt;arch&gt;</text:p>
        <text:list text:style-name="L1" text:continue-numbering="true">
          <text:list-item>
            <text:list text:continue-numbering="true">
              <text:list-item>
                <text:list text:continue-numbering="true">
                  <text:list-item>
                    <text:h text:style-name="P132" text:outline-level="3"><text:bookmark text:name="__RefHeading__3067_154254748"/>Set the node status to ready for installation</text:h>
                  </text:list-item>
                </text:list>
              </text:list-item>
            </text:list>
          </text:list-item>
        </text:list>
        <text:p text:style-name="Code">nodeset pnode1 install</text:p>
        <text:p text:style-name="P23"/>
        <text:list text:style-name="L1" text:continue-numbering="true">
          <text:list-item>
            <text:list text:continue-numbering="true">
              <text:list-item>
                <text:list text:continue-numbering="true">
                  <text:list-item>
                    <text:h text:style-name="P152" text:outline-level="3"><text:bookmark text:name="__RefHeading__3069_154254748"/>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52" text:outline-level="3"><text:bookmark text:name="__RefHeading__3071_154254748"/>Check the installation results</text:h>
                  </text:list-item>
                </text:list>
              </text:list-item>
            </text:list>
          </text:list-item>
        </text:list>
        <text:p text:style-name="P72">1. After the node installation is completed successfully, the node's status will be changed to “booted”, the following command to check the node's status:</text:p>
        <text:p text:style-name="P40">lsdef pnode1 -i status</text:p>
        <text:p text:style-name="P89"/>
        <text:p text:style-name="P72">2. When the node's status is changed to “booted”, you can also check ssh service on the node is working and you can login without <text:s/>password.</text:p>
        <text:p text:style-name="P72">Note: Do not run ssh or xdsh against the node until the node installation is completed successfully. Running ssh or xdsh against the node before the node installation completed may result in ssh hostkeys issues.</text:p>
        <text:p text:style-name="P72"/>
        <text:p text:style-name="P72">3. If ssh is working but cannot login without password, force exchange the ssh key to the compute node using xdsh:</text:p>
        <text:p text:style-name="Code">xdsh pnode1 -K</text:p>
        <text:p text:style-name="P75"/>
        <text:p text:style-name="P11">After exchanging ssh key, following command should work.</text:p>
        <text:p text:style-name="Code">xdsh pnode1 date </text:p>
        <text:p text:style-name="Code"/>
        <text:p text:style-name="Code"/>
        <text:list text:style-name="L1" text:continue-numbering="true">
          <text:list-item>
            <text:list text:continue-numbering="true">
              <text:list-item>
                <text:list text:continue-numbering="true">
                  <text:list-item>
                    <text:h text:style-name="P152" text:outline-level="3"><text:bookmark text:name="__RefHeading__3073_154254748"/>Install a new Kernel on the nodes</text:h>
                  </text:list-item>
                </text:list>
              </text:list-item>
            </text:list>
          </text:list-item>
        </text:list>
        <text:p text:style-name="P86">Using a postinstall script ( you could also use the updatenode method):</text:p>
        <text:p text:style-name="P87"><text:s/><text:tab/>mkdir /install/postscripts/data<text:line-break/> <text:tab/>cp &lt;kernel&gt; /install/postscripts/data<text:line-break/><text:line-break/>Create the postscript updatekernel:</text:p>
        <text:p text:style-name="P87"><text:line-break/> <text:tab/>vi /install/postscripts/updatekernel<text:line-break/><text:soft-page-break/><text:tab/>#!/bin/bash<text:line-break/><text:tab/>rpm -Uivh data/kernel-*rpm</text:p>
        <text:p text:style-name="P87"><text:s text:c="7"/>chmod 755 <text:s/>/install/postscripts/updatekernel<text:line-break/><text:line-break/><text:line-break/>Add the script to the postscripts table</text:p>
        <text:p text:style-name="P87"/>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text:style-name="L1" text:continue-numbering="true">
          <text:list-item>
            <text:list text:continue-numbering="true">
              <text:list-item>
                <text:h text:style-name="P109" text:outline-level="2"><text:bookmark text:name="__RefHeading__3075_154254748"/>Stateless<text:span text:style-name="T14"> </text:span>node installation</text:h>
                <text:list>
                  <text:list-item>
                    <text:h text:style-name="P132" text:outline-level="3"><text:bookmark text:name="__RefHeading__3077_154254748"/>Generate the stateless image for compute node</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79_154254748"/>Make the <text:span text:style-name="T14">compute</text:span> node add/exclude packaging list</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3">If you want to exclude more <text:s/>packages, add them <text:s/>into the following exlist file:</text:p>
        <text:p text:style-name="P9">/install/custom/netboot/&lt;os&gt;/&lt;profile&gt;.exlist</text:p>
        <text:p text:style-name="P77"/>
        <text:p text:style-name="P90">Add more packages names that need to be installed on the stateless node into the pkglist file</text:p>
        <text:p text:style-name="P9">/install/custom/netboot/&lt;os&gt;/&lt;profile&gt;.pkglist</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81_154254748"/>Setting up postinstall files </text:h>
                      </text:list-item>
                    </text:list>
                  </text:list-item>
                </text:list>
              </text:list-item>
            </text:list>
          </text:list-item>
        </text:list>
        <text:p text:style-name="Standard"/>
        <text:p text:style-name="P27">There are <text:s/>rules ( release 2.4 or later) <text:s/>for which * postinstall files will be selected to be used by genimage. </text:p>
        <text:p text:style-name="P27">Copy the appropriate /opt/xcat/share/xcat/netboot/&lt;OS&gt;/*postinstall file to the </text:p>
        <text:p text:style-name="P27">/install/custom/netboot/&lt;os&gt; directory, if you are going to make modifications. </text:p>
        <text:p text:style-name="P27"><text:soft-page-break/>Use <text:s/>these basic rules to edit the correct file <text:s text:c="2"/>in the “/install/custom/netboot/&lt;OS&gt;” directory. <text:s text:c="2"/>The rule allows you to customize your image down to the profile, os and architecture level, if needed. </text:p>
        <text:p text:style-name="P27"><text:s/>You will find *postinstall files of the following forms:</text:p>
        <text:p text:style-name="Standard"/>
        <text:list text:style-name="L2">
          <text:list-item>
            <text:p text:style-name="P98"><text:tab/>&lt;profile&gt;.&lt;os&gt;.&lt;arch&gt;.postinstall</text:p>
          </text:list-item>
          <text:list-item>
            <text:p text:style-name="P98"><text:tab/>&lt;profile&gt;.&lt;arch&gt;.postinstall</text:p>
          </text:list-item>
          <text:list-item>
            <text:p text:style-name="P98"><text:tab/>&lt;profile&gt;.&lt;os&gt;.postinstall</text:p>
          </text:list-item>
          <text:list-item>
            <text:p text:style-name="P98"><text:tab/>&lt;profile&gt;.postinstall</text:p>
          </text:list-item>
        </text:list>
        <text:p text:style-name="P97"/>
        <text:p text:style-name="P97"/>
        <text:p text:style-name="Standard">g<text:span text:style-name="T1">enimage will select the *postinstall file from the list , <text:s/>if it exist, <text:s/>in the order 1-4.</text:span></text:p>
        <text:p text:style-name="Standard"><text:span text:style-name="T1"><text:s/>This means, if <text:s/>“</text:span><text:span text:style-name="T19">&lt;profile&gt;.&lt;os&gt;.&lt;arch&gt;.postinstall</text:span><text:span text:style-name="T1">” is there, <text:s/>it will be <text:s/>used .</text:span></text:p>
        <text:p text:style-name="P9">If there is no such a file, then the “<text:span text:style-name="T24">&lt;profile&gt;.&lt;arch&gt;.postinstall</text:span>” file will be used.</text:p>
        <text:p text:style-name="P9">If there's no such a file , <text:span text:style-name="T23"><text:s/>then the <text:s/>“&lt;profile&gt;.&lt;os&gt;.postinstall” file will be used.</text:span></text:p>
        <text:p text:style-name="P35">If there is no such file, <text:s/>then it will use <text:s/>“&lt;profile&gt;.postinstall”.</text:p>
        <text:p text:style-name="P35"/>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7">Note: you can use the sample here: <text:s/>/opt/xcat/share/xcat/netboot/&lt;os&gt;/</text:p>
        <text:p text:style-name="P14">[RH]:</text:p>
        <text:p text:style-name="P23">Add following packages name into the &lt;profile&gt;.pkglist</text:p>
        <text:p text:style-name="Code"><text:s text:c="4"/>bash</text:p>
        <text:p text:style-name="P75"><text:s text:c="4"/>nfs-utils</text:p>
        <text:p text:style-name="P75"><text:s text:c="4"/>stunnel</text:p>
        <text:p text:style-name="P75"><text:s text:c="4"/>dhclient</text:p>
        <text:p text:style-name="P75"><text:s text:c="4"/>kernel</text:p>
        <text:p text:style-name="P75"><text:s text:c="4"/>openssh-server</text:p>
        <text:p text:style-name="P75"><text:s text:c="4"/>openssh-clients</text:p>
        <text:p text:style-name="P75"><text:s text:c="4"/>busybox-anaconda</text:p>
        <text:p text:style-name="P75"><text:s text:c="4"/>wget</text:p>
        <text:p text:style-name="P75"><text:s text:c="4"/>vim-minimal</text:p>
        <text:p text:style-name="P75"><text:s text:c="4"/>ntp</text:p>
        <text:p text:style-name="P75"/>
        <text:p text:style-name="P11">You can add any other packages that you want to install on your compute node. <text:s/>For example, if you want to have userids with passwords you should add the following:</text:p>
        <text:p text:style-name="Code"><text:s text:c="4"/>cracklib</text:p>
        <text:p text:style-name="P75"><text:s text:c="4"/>libuser</text:p>
        <text:p text:style-name="P75"><text:s text:c="4"/>passwd</text:p>
        <text:p text:style-name="P77"/>
        <text:p text:style-name="P14">[SLES11]:</text:p>
        <text:p text:style-name="P23">Add following packages name into the &lt;profile&gt;.pkglist</text:p>
        <text:p text:style-name="Code"><text:s text:c="4"/>aaa_base</text:p>
        <text:p text:style-name="P75"><text:s text:c="4"/>bash</text:p>
        <text:p text:style-name="P75"><text:s text:c="4"/>nfs-utils</text:p>
        <text:p text:style-name="P75"><text:s text:c="4"/>dhcpcd</text:p>
        <text:p text:style-name="P75"><text:soft-page-break/><text:s text:c="4"/>kernel</text:p>
        <text:p text:style-name="P75"><text:s text:c="4"/>openssh</text:p>
        <text:p text:style-name="P75"><text:s text:c="4"/>psmisc</text:p>
        <text:p text:style-name="P75"><text:s text:c="4"/>wget</text:p>
        <text:p text:style-name="P75"><text:s text:c="4"/>sysconfig</text:p>
        <text:p text:style-name="P75"><text:s text:c="4"/>syslog-ng</text:p>
        <text:p text:style-name="P75"><text:s text:c="4"/>klogd</text:p>
        <text:p text:style-name="P75"><text:s text:c="4"/>vim</text:p>
        <text:p text:style-name="P91"/>
        <text:list text:style-name="L1">
          <text:list-item text:start-value="1">
            <text:list>
              <text:list-item text:start-value="1">
                <text:list>
                  <text:list-item text:start-value="1">
                    <text:list>
                      <text:list-item text:start-value="1">
                        <text:h text:style-name="P189" text:outline-level="4" text:restart-numbering="true" text:start-value="1"><text:bookmark text:name="__RefHeading__3083_154254748"/>Run image generation</text:h>
                      </text:list-item>
                    </text:list>
                  </text:list-item>
                </text:list>
              </text:list-item>
            </text:list>
          </text:list-item>
        </text:list>
        <text:p text:style-name="P14">[RHEL]:</text:p>
        <text:p text:style-name="Code">cd /opt/xcat/share/xcat/netboot/rh</text:p>
        <text:p text:style-name="Code">./genimage -i eth0 -n ibmveth -o rhels5.2 -p compute.ppc64</text:p>
        <text:p text:style-name="Code"/>
        <text:p text:style-name="P14">[SLES11]:</text:p>
        <text:p text:style-name="P41">cd /opt/xcat/share/xcat/netboot/sles </text:p>
        <text:p text:style-name="P80">./genimage -i eth0 -n ibmveth -o sles11 -p compute </text:p>
        <text:p text:style-name="P64"/>
        <text:list text:style-name="L1" text:continue-numbering="true">
          <text:list-item>
            <text:list text:continue-numbering="true">
              <text:list-item>
                <text:list text:continue-numbering="true">
                  <text:list-item>
                    <text:list text:continue-numbering="true">
                      <text:list-item>
                        <text:h text:style-name="P189" text:outline-level="4"><text:bookmark text:name="__RefHeading__3085_154254748"/>Pack the image</text:h>
                      </text:list-item>
                    </text:list>
                  </text:list-item>
                </text:list>
              </text:list-item>
            </text:list>
          </text:list-item>
        </text:list>
        <text:p text:style-name="P14">[RHEL]:</text:p>
        <text:p text:style-name="Code">packimage -o rhels5.2 -p compute.ppc64 -a ppc64</text:p>
        <text:p text:style-name="P14">[SLES]:</text:p>
        <text:p text:style-name="Code">packimage -o sles11 -p compute -a ppc64</text:p>
        <text:list text:style-name="L1" text:continue-numbering="true">
          <text:list-item>
            <text:list text:continue-numbering="true">
              <text:list-item>
                <text:list text:continue-numbering="true">
                  <text:list-item>
                    <text:h text:style-name="P152" text:outline-level="3"><text:bookmark text:name="__RefHeading__3087_154254748"/>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52" text:outline-level="3"><text:bookmark text:name="__RefHeading__3089_154254748"/>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52" text:outline-level="3"><text:bookmark text:name="__RefHeading__3091_154254748"/><text:span text:style-name="T14">C</text:span>heck the installation result</text:h>
                  </text:list-item>
                </text:list>
              </text:list-item>
            </text:list>
          </text:list-item>
        </text:list>
        <text:p text:style-name="P42">1. After the node installation is completed successfully, the node's status will be changed to “booted”, the following command to check the node's status:</text:p>
        <text:p text:style-name="P40">lsdef pnode1 -i status</text:p>
        <text:p text:style-name="P89"/>
        <text:p text:style-name="P72">2. When the node's status is changed to “booted”, you can also check ssh service on the node is working and you can login without <text:s/>password.</text:p>
        <text:p text:style-name="P72">Note: Do not run ssh or xdsh against the node until the node installation is completed successfully. Running ssh or xdsh against the node before the node installation completed may result in ssh hostkeys issues.</text:p>
        <text:p text:style-name="P72"/>
        <text:p text:style-name="P72">3. If ssh is working but cannot login without password, force exchange the ssh key to the compute node using xdsh:</text:p>
        <text:p text:style-name="Code">xdsh pnode1 -K</text:p>
        <text:p text:style-name="P75"/>
        <text:p text:style-name="P11">After exchanging ssh key, following command should work.</text:p>
        <text:p text:style-name="P40">xdsh pnode1 date </text:p>
        <text:p text:style-name="P75"/>
        <text:list text:style-name="L1" text:continue-numbering="true">
          <text:list-item>
            <text:list text:continue-numbering="true">
              <text:list-item>
                <text:list text:continue-numbering="true">
                  <text:list-item>
                    <text:h text:style-name="P158" text:outline-level="3"><text:bookmark text:name="__RefHeading__3093_154254748"/><text:soft-page-break/>Installing a new Kernel in the stateless image</text:h>
                  </text:list-item>
                </text:list>
              </text:list-item>
            </text:list>
          </text:list-item>
        </text:list>
        <text:p text:style-name="P60">Obtain you new kernel and kernel modules on the MN.</text:p>
        <text:p text:style-name="P60"/>
        <text:p text:style-name="P60">Copy the kernel into /boot :</text:p>
        <text:p text:style-name="P60"/>
        <text:p text:style-name="code">cp <text:span text:style-name="T43">vmlinux-2.6.32.10-0.5-ppc64</text:span><text:span text:style-name="T42"> <text:s text:c="2"/>/boot</text:span></text:p>
        <text:p text:style-name="P96"/>
        <text:p text:style-name="P96">Copy the kernel modules into /lib/modules/&lt;new kernel directory&gt;</text:p>
        <text:p text:style-name="P96"/>
        <text:p text:style-name="P32">xcatlinuxmn:/lib/modules # ls -al <text:s text:c="4"/></text:p>
        <text:p text:style-name="P57">total 16</text:p>
        <text:p text:style-name="P57">drwxr-xr-x <text:s/>4 root root 4096 Apr 19 10:39 .</text:p>
        <text:p text:style-name="P57">drwxr-xr-x 17 root root 4096 Apr 13 08:39 ..</text:p>
        <text:p text:style-name="P57">drwxr-xr-x <text:s/>3 root root 4096 Apr 13 08:51 2.6.32.10-0.4-ppc64</text:p>
        <text:p text:style-name="P58">drwxr-xr-x <text:s/>4 root root 4096 Apr 19 10:12 2.6.32.10-0.5-ppc64</text:p>
        <text:p text:style-name="P58"/>
        <text:p text:style-name="P59">Run genimage to update the <text:s/>image with the new kernel</text:p>
        <text:p text:style-name="P59"/>
        <text:p text:style-name="P57">genimage -i eth0 -n ibmveth -o sles11.1 -p compute -k 2.6.32.10-0.5-ppc64</text:p>
        <text:p text:style-name="P57"/>
        <text:p text:style-name="P56">packimage -o sles11 -p compute -a ppc64</text:p>
        <text:p text:style-name="P57"/>
        <text:p text:style-name="P57"/>
        <text:p text:style-name="P57">Run <text:s/>nodeset command and netboot.</text:p>
        <text:p text:style-name="P57"/>
        <text:p text:style-name="P57"><text:s/>uname -a shows the new kernel.</text:p>
        <text:p text:style-name="code"/>
        <text:p text:style-name="P88"/>
        <text:p text:style-name="P85"/>
        <text:list text:style-name="L1" text:continue-numbering="true">
          <text:list-item>
            <text:list text:continue-numbering="true">
              <text:list-item>
                <text:list text:continue-numbering="true">
                  <text:list-item>
                    <text:h text:style-name="P159" text:outline-level="3"><text:bookmark text:name="__RefHeading__3095_154254748"/>Remove an image</text:h>
                  </text:list-item>
                </text:list>
              </text:list-item>
            </text:list>
          </text:list-item>
        </text:list>
        <text:p text:style-name="P83">If you want to remove an image, <text:s/>first make sure that &lt;imagepath&gt;/proc is not linked to /proc on the system. <text:s text:c="2"/>You can accidentally remove your own /proc, if you do not follow these steps. <text:s text:c="2"/>For example:</text:p>
        <text:p text:style-name="P83"/>
        <text:p text:style-name="Code">ls -al /install/netboot/fedora9/x86_64/compute/rootimg/proc</text:p>
        <text:p text:style-name="P83"/>
        <text:p text:style-name="P83">If it is mounted to /proc then :</text:p>
        <text:p text:style-name="P83"/>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106" text:outline-level="1"><text:bookmark text:name="__RefHeading__3097_154254748"/>Firmware upgrade</text:h>
            <text:list>
              <text:list-item>
                <text:h text:style-name="P119" text:outline-level="2"><text:bookmark text:name="__RefHeading__3099_154254748"/>Requirements</text:h>
              </text:list-item>
            </text:list>
          </text:list-item>
        </text:list>
        <text:p text:style-name="P22">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32" text:outline-level="3"><text:bookmark text:name="__RefHeading__3101_154254748"/><text:soft-page-break/>Enable the HMC to allow remote ssh connections.</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22">chtab <text:s/>key="useSSHonAIX" site.value=yes</text:p>
        <text:list text:style-name="L1" text:continue-numbering="true">
          <text:list-item>
            <text:list text:continue-numbering="true">
              <text:list-item>
                <text:list text:continue-numbering="true">
                  <text:list-item>
                    <text:h text:style-name="P152" text:outline-level="3"><text:bookmark text:name="__RefHeading__3103_154254748"/>Define the necessary attributes</text:h>
                  </text:list-item>
                </text:list>
              </text:list-item>
            </text:list>
          </text:list-item>
        </text:list>
        <text:p text:style-name="P22">The Lpar , CEC, or BPA has been defined in the nodelist, nodehm, nodetype, vpd, ppc tables.</text:p>
        <text:list text:style-name="L1" text:continue-numbering="true">
          <text:list-item>
            <text:list text:continue-numbering="true">
              <text:list-item>
                <text:list text:continue-numbering="true">
                  <text:list-item>
                    <text:h text:style-name="P152" text:outline-level="3"><text:bookmark text:name="__RefHeading__3105_154254748"/>Define the HMC as a node</text:h>
                  </text:list-item>
                </text:list>
              </text:list-item>
            </text:list>
          </text:list-item>
        </text:list>
        <text:p text:style-name="P22">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52" text:outline-level="3"><text:bookmark text:name="__RefHeading__3107_154254748"/>Setup SSH connection to HMC</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52" text:outline-level="3"><text:bookmark text:name="__RefHeading__3109_154254748"/>Get the Microcode update package and associated XML file</text:h>
                  </text:list-item>
                </text:list>
              </text:list-item>
            </text:list>
          </text:list-item>
        </text:list>
        <text:p text:style-name="P81">Download the Microcode update package and associated XML file from the IBM Web site: <text:a xlink:type="simple" xlink:href="http://www14.software.ibm.com/webapp/set2/firmware/gjsn">http://www14.software.ibm.com/webapp/set2/firmware/gjsn</text:a>. </text:p>
        <text:p text:style-name="P81"/>
        <text:list text:style-name="L1" text:continue-numbering="true">
          <text:list-item>
            <text:list text:continue-numbering="true">
              <text:list-item>
                <text:h text:style-name="P115" text:outline-level="2"><text:bookmark text:name="__RefHeading__3111_154254748"/>Perform Firmware upgrade for CEC on P5/P6</text:h>
                <text:list>
                  <text:list-item>
                    <text:h text:style-name="P132" text:outline-level="3"><text:bookmark text:name="__RefHeading__3113_154254748"/>Define the CEC as a node on the management node</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Modify the table ppc:</text:p>
        <text:p text:style-name="P6">chtab node="Server-m_tmp-SNs_tmp" ppc.hcp= hmc01.clusters.com</text:p>
        <text:p text:style-name="P22"/>
        <text:p text:style-name="P22">Modify the tab vpd:</text:p>
        <text:p text:style-name="P6">chtab node=Server-m_tmp-SNs_tmp vpd.serial=s_tmp vpd.mtm=m_tmp</text:p>
        <text:p text:style-name="P22"><text:soft-page-break/></text:p>
        <text:p text:style-name="P22">Set the <text:s/>account of the HMC(Modify the ppchcp):</text:p>
        <text:p text:style-name="P6">chtab hcp=hmc01.clusters.com <text:s/>ppchcp.username=hscroot ppchcp.password=abc123</text:p>
        <text:p text:style-name="P22"/>
        <text:list text:style-name="L1" text:continue-numbering="true">
          <text:list-item>
            <text:list text:continue-numbering="true">
              <text:list-item>
                <text:list text:continue-numbering="true">
                  <text:list-item>
                    <text:h text:style-name="P132" text:outline-level="3"><text:bookmark text:name="__RefHeading__3115_154254748"/>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text:style-name="L1" text:continue-numbering="true">
          <text:list-item>
            <text:list text:continue-numbering="true">
              <text:list-item>
                <text:list text:continue-numbering="true">
                  <text:list-item>
                    <text:h text:style-name="P164" text:outline-level="3"><text:bookmark text:name="__RefHeading__3117_154254748"/>Check firmware level</text:h>
                  </text:list-item>
                </text:list>
              </text:list-item>
            </text:list>
          </text:list-item>
        </text:list>
        <text:p text:style-name="P6">rinv Server-m_tmp-SNs_tmp firm</text:p>
        <text:p text:style-name="P22"/>
        <text:list text:style-name="L1" text:continue-numbering="true">
          <text:list-item>
            <text:list text:continue-numbering="true">
              <text:list-item>
                <text:list text:continue-numbering="true">
                  <text:list-item>
                    <text:h text:style-name="P152" text:outline-level="3"><text:bookmark text:name="__RefHeading__3119_154254748"/>Update the firmware</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2)System p5 and p6 updates can require time to complete and there is no visual indication that the command is proceeding.</text:p>
        <text:p text:style-name="P22"/>
        <text:list text:style-name="L1" text:continue-numbering="true">
          <text:list-item>
            <text:list text:continue-numbering="true">
              <text:list-item>
                <text:h text:style-name="P120" text:outline-level="2"><text:bookmark text:name="__RefHeading__3121_154254748"/>Perform Firmware upgrades for BPA on P5/P6</text:h>
              </text:list-item>
            </text:list>
          </text:list-item>
        </text:list>
        <text:p text:style-name="P22"/>
        <text:list text:style-name="L1" text:continue-numbering="true">
          <text:list-item>
            <text:list text:continue-numbering="true">
              <text:list-item>
                <text:list text:continue-numbering="true">
                  <text:list-item>
                    <text:h text:style-name="P152" text:outline-level="3"><text:bookmark text:name="__RefHeading__3123_154254748"/>Define the BPA as a node on the management node</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text:soft-page-break/></text:p>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text:style-name="L1" text:continue-numbering="true">
          <text:list-item>
            <text:list text:continue-numbering="true">
              <text:list-item>
                <text:list text:continue-numbering="true">
                  <text:list-item>
                    <text:h text:style-name="P152" text:outline-level="3"><text:bookmark text:name="__RefHeading__3125_154254748"/>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text:style-name="L1" text:continue-numbering="true">
          <text:list-item>
            <text:list text:continue-numbering="true">
              <text:list-item>
                <text:list text:continue-numbering="true">
                  <text:list-item>
                    <text:h text:style-name="P152" text:outline-level="3"><text:bookmark text:name="__RefHeading__3127_154254748"/>User rinv to check the firmware level ( see rinv manpage)</text:h>
                  </text:list-item>
                </text:list>
              </text:list-item>
            </text:list>
          </text:list-item>
        </text:list>
        <text:p text:style-name="P6">rinv <text:s/>Server-m_tmps_tmp <text:s/>firm</text:p>
        <text:p text:style-name="P22"/>
        <text:list text:style-name="L1" text:continue-numbering="true">
          <text:list-item>
            <text:list text:continue-numbering="true">
              <text:list-item>
                <text:list text:continue-numbering="true">
                  <text:list-item>
                    <text:h text:style-name="P152" text:outline-level="3"><text:bookmark text:name="__RefHeading__3129_154254748"/>Update the firmware</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19">NOTE:You Need check your update is concurrent or disruptive here!! other commands sample:</text:p>
        <text:p text:style-name="P6">rflash Server-m_tmps_tmp <text:s/>-p /tmp/fw --activate concurrent</text:p>
        <text:p text:style-name="P22"/>
        <text:list text:style-name="L1" text:continue-numbering="true">
          <text:list-item>
            <text:list text:continue-numbering="true">
              <text:list-item>
                <text:h text:style-name="P120" text:outline-level="2"><text:bookmark text:name="__RefHeading__3131_154254748"/><text:soft-page-break/>Commit currently activated LIC update(copy T to P) for a CEC/BPA on p5/p6</text:h>
              </text:list-item>
            </text:list>
          </text:list-item>
        </text:list>
        <text:p text:style-name="P22"/>
        <text:list text:style-name="L1" text:continue-numbering="true">
          <text:list-item>
            <text:list text:continue-numbering="true">
              <text:list-item>
                <text:list text:continue-numbering="true">
                  <text:list-item>
                    <text:h text:style-name="P152" text:outline-level="3"><text:bookmark text:name="__RefHeading__3133_154254748"/>Check firmware level</text:h>
                  </text:list-item>
                </text:list>
              </text:list-item>
            </text:list>
          </text:list-item>
        </text:list>
        <text:p text:style-name="P22">Refer to the environment setup in the section 'Firmware upgrade for CEC on P5/P6' to make sure the firmware version is correct.</text:p>
        <text:p text:style-name="P22"/>
        <text:list text:style-name="L1" text:continue-numbering="true">
          <text:list-item>
            <text:list text:continue-numbering="true">
              <text:list-item>
                <text:list text:continue-numbering="true">
                  <text:list-item>
                    <text:h text:style-name="P152" text:outline-level="3"><text:bookmark text:name="__RefHeading__3135_154254748"/>Commit the firmware LIC</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list text:style-name="L1" text:continue-numbering="true">
          <text:list-item>
            <text:h text:style-name="P102" text:outline-level="1"><text:bookmark text:name="__RefHeading__3137_154254748"/>Advanced features</text:h>
            <text:list>
              <text:list-item>
                <text:h text:style-name="P120" text:outline-level="2"><text:bookmark text:name="__RefHeading__3139_154254748"/>Use the driver update disk:</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text:style-name="L1" text:continue-numbering="true">
          <text:list-item>
            <text:h text:style-name="P108" text:outline-level="1"><text:bookmark text:name="__RefHeading__3141_154254748"/>References</text:h>
          </text:list-item>
        </text:list>
        <text:p text:style-name="P30"/>
        <text:list text:style-name="L3">
          <text:list-item>
            <text:p text:style-name="P123">xCAT web site: <text:s/><text:a xlink:type="simple" xlink:href="http://xcat.sf.net/">http://xcat.sf.net/</text:a> </text:p>
          </text:list-item>
          <text:list-item>
            <text:p text:style-name="P123">xCAT man pages: <text:s/><text:a xlink:type="simple" xlink:href="http://xcat.sf.net/man1/xcat.1.html">http://xcat.sf.net/man1/xcat.1.html</text:a></text:p>
          </text:list-item>
          <text:list-item>
            <text:p text:style-name="P123">xCAT DB table descriptions: <text:a xlink:type="simple" xlink:href="http://xcat.sf.net/man5/xcatdb.5.html">http://xcat.sf.net/man5/xcatdb.5.html</text:a></text:p>
          </text:list-item>
          <text:list-item>
            <text:p text:style-name="P123">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23">xCAT on AIX Cookbook: <text:s/><text:a xlink:type="simple" xlink:href="http://xcat.svn.sourceforge.net/viewvc/xcat/xcat-core/trunk/xCAT-client/share/doc/xCAT2onAIX.pdf">http://xcat.svn.sourceforge.net/viewvc/xcat/xcat-core/trunk/xCAT-client/share/doc/xCAT2onAIX.pdf</text:a> </text:p>
          </text:list-item>
          <text:list-item>
            <text:p text:style-name="P123">xCAT wiki: <text:s/><text:a xlink:type="simple" xlink:href="http://xcat.wiki.sourceforge.net/">http://xcat.wiki.sourceforge.net/</text:a> </text:p>
          </text:list-item>
          <text:list-item>
            <text:p text:style-name="P123">xCAT mailing list: <text:s/><text:a xlink:type="simple" xlink:href="http://xcat.org/mailman/listinfo/xcat-user">http://xcat.org/mailman/listinfo/xcat-user</text:a></text:p>
          </text:list-item>
          <text:list-item>
            <text:p text:style-name="P123">xCAT bugs: <text:s/><text:a xlink:type="simple" xlink:href="https://sourceforge.net/tracker/?group_id=208749&amp;atid=1006945">https://sourceforge.net/tracker/?group_id=208749&amp;atid=1006945</text:a></text:p>
          </text:list-item>
          <text:list-item>
            <text:p text:style-name="P123">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10-08-27T14:26:30</dc:date>
    <meta:editing-cycles>639</meta:editing-cycles>
    <meta:editing-duration>P6DT4H15M28S</meta:editing-duration>
    <meta:user-defined meta:name="Info 1"/>
    <meta:user-defined meta:name="Info 2"/>
    <meta:user-defined meta:name="Info 3"/>
    <meta:user-defined meta:name="Info 4"/>
    <meta:document-statistic meta:table-count="0" meta:image-count="0" meta:object-count="0" meta:page-count="23" meta:paragraph-count="599" meta:word-count="5839" meta:character-count="35193"/>
  </office:meta>
</office:document-meta>
</file>